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text-properties fo:color="#990066" fo:background-color="#dbdbdb"/>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Preformatted_20_Text">
      <style:paragraph-properties fo:margin-top="0in" fo:margin-bottom="0.1965in"/>
      <style:text-properties fo:color="#000000" fo:background-color="transparent"/>
    </style:style>
    <style:style style:name="P37" style:family="paragraph" style:parent-style-name="Text_20_body">
      <style:paragraph-properties fo:margin-top="0in" fo:margin-bottom="0.1965in"/>
      <style:text-properties fo:color="#000000"/>
    </style:style>
    <style:style style:name="P38" style:family="paragraph" style:parent-style-name="Table_20_Contents">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Preformatted_20_Text">
      <style:paragraph-properties fo:margin-left="-0.0083in" fo:margin-right="0in" fo:text-indent="0in" style:auto-text-indent="false"/>
      <style:text-properties fo:background-color="#ccccff"/>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color="#000000"/>
    </style:style>
    <style:style style:name="P44" style:family="paragraph" style:parent-style-name="Text_20_body">
      <style:text-properties fo:color="#000000" fo:background-color="transparent"/>
    </style:style>
    <style:style style:name="P45" style:family="paragraph" style:parent-style-name="Text_20_body">
      <style:text-properties fo:color="#ff0000" fo:font-weight="bold" style:font-weight-asian="bold" style:font-weight-complex="bold"/>
    </style:style>
    <style:style style:name="P46" style:family="paragraph" style:parent-style-name="Text_20_body">
      <style:text-properties fo:color="#0000ff" fo:font-weight="bold" style:font-weight-asian="bold" style:font-weight-complex="bold"/>
    </style:style>
    <style:style style:name="P47" style:family="paragraph" style:parent-style-name="Text_20_body">
      <style:paragraph-properties fo:margin-left="0.3083in" fo:margin-right="0in" fo:text-indent="0in" style:auto-text-indent="false"/>
    </style:style>
    <style:style style:name="P48" style:family="paragraph" style:parent-style-name="Text_20_body">
      <style:paragraph-properties fo:margin-left="0.3in" fo:margin-right="0in" fo:text-indent="0in" style:auto-text-indent="false"/>
    </style:style>
    <style:style style:name="P49" style:family="paragraph" style:parent-style-name="Text_20_body">
      <style:paragraph-properties fo:margin-left="0.3in" fo:margin-right="0in" fo:text-indent="0in" style:auto-text-indent="false"/>
      <style:text-properties fo:font-weight="bold" style:font-weight-asian="bold" style:font-weight-complex="bold"/>
    </style:style>
    <style:style style:name="P50" style:family="paragraph" style:parent-style-name="Text_20_body">
      <style:paragraph-properties fo:margin-left="0.3in" fo:margin-right="0in" fo:text-indent="0in" style:auto-text-indent="false"/>
      <style:text-properties fo:color="#0000ff"/>
    </style:style>
    <style:style style:name="P5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Text_20_body">
      <style:paragraph-properties fo:margin-left="0.2661in" fo:margin-right="0in" fo:text-indent="0in" style:auto-text-indent="false"/>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Preformatted_20_Text">
      <style:paragraph-properties fo:margin-left="0.7547in" fo:margin-right="0in" fo:text-indent="0in" style:auto-text-indent="false"/>
      <style:text-properties fo:color="#0000ff"/>
    </style:style>
    <style:style style:name="P64" style:family="paragraph" style:parent-style-name="Text_20_body">
      <style:text-properties fo:color="#000000"/>
    </style:style>
    <style:style style:name="P65" style:family="paragraph" style:parent-style-name="Heading_20_3">
      <style:text-properties fo:color="#000000"/>
    </style:style>
    <style:style style:name="P66" style:family="paragraph" style:parent-style-name="Heading_20_1">
      <style:paragraph-properties fo:break-before="page"/>
    </style:style>
    <style:style style:name="P67" style:family="paragraph" style:parent-style-name="Heading_20_1">
      <style:paragraph-properties fo:margin-left="0in" fo:margin-right="0in" fo:text-indent="0in" style:auto-text-indent="false"/>
    </style:style>
    <style:style style:name="P68" style:family="paragraph" style:parent-style-name="Preformatted_20_Text">
      <style:text-properties fo:color="#0000ff"/>
    </style:style>
    <style:style style:name="P69"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font-weight="normal" style:font-weight-asian="normal" style:font-weight-complex="normal"/>
    </style:style>
    <style:style style:name="T23" style:family="text">
      <style:text-properties fo:color="#0000ff" fo:font-weight="bold" style:font-weight-asian="bold" style:font-weight-complex="bold"/>
    </style:style>
    <style:style style:name="T24" style:family="text">
      <style:text-properties fo:color="#0000ff" fo:background-color="#e7e7ff"/>
    </style:style>
    <style:style style:name="T25" style:family="text">
      <style:text-properties fo:color="#0000ff" fo:background-color="#ffffff"/>
    </style:style>
    <style:style style:name="T26" style:family="text">
      <style:text-properties fo:color="#cc0000"/>
    </style:style>
    <style:style style:name="T27" style:family="text">
      <style:text-properties fo:color="#cc0000" fo:background-color="transparent"/>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0000cc" fo:background-color="#dbdbdb"/>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T39" style:family="text">
      <style:text-properties fo:color="#006699" fo:font-weight="bold"/>
    </style:style>
    <style:style style:name="T40" style:family="text">
      <style:text-properties fo:color="#990066"/>
    </style:style>
    <style:style style:name="T41"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bookmark-start text:name="DDE_LINK22"/>1 Preface<text:tab/>7</text:p>
          <text:p text:style-name="P60">1.1 Dedication<text:tab/>7</text:p>
          <text:p text:style-name="P60">1.2 Acknowledgments<text:tab/>7</text:p>
          <text:p text:style-name="P60">1.3 Support Email List<text:tab/>7</text:p>
          <text:p text:style-name="P58">2 Introduction<text:tab/>8</text:p>
          <text:p text:style-name="P60">2.1 What Is A Mathematics Computing Environment?<text:tab/>8</text:p>
          <text:p text:style-name="P60">2.2 What Is MathRider?<text:tab/>9</text:p>
          <text:p text:style-name="P60">2.3 What Inspired The Creation Of Mathrider?<text:tab/>10</text:p>
          <text:p text:style-name="P58">3 Downloading And Installing MathRider<text:tab/>12</text:p>
          <text:p text:style-name="P60">3.1 Installing Sun's Java Implementation<text:tab/>12</text:p>
          <text:p text:style-name="P62">3.1.1 Installing Java On A Windows PC<text:tab/>12</text:p>
          <text:p text:style-name="P62">3.1.2 Installing Java On A Macintosh<text:tab/>12</text:p>
          <text:p text:style-name="P62">3.1.3 Installing Java On A Linux PC<text:tab/>12</text:p>
          <text:p text:style-name="P60">3.2 Downloading And Extracting<text:tab/>13</text:p>
          <text:p text:style-name="P62">3.2.1 Extracting The Archive File For Windows Users<text:tab/>14</text:p>
          <text:p text:style-name="P62">3.2.2 Extracting The Archive File For Unix Users<text:tab/>14</text:p>
          <text:p text:style-name="P60">3.3 MathRider's Directory Structure &amp; Execution Instructions<text:tab/>14</text:p>
          <text:p text:style-name="P62">3.3.1 Executing MathRider On Windows Systems<text:tab/>15</text:p>
          <text:p text:style-name="P62">3.3.2 Executing MathRider On Unix Systems<text:tab/>15</text:p>
          <text:p text:style-name="P61">3.3.2.1 MacOS X<text:tab/>15</text:p>
          <text:p text:style-name="P58">4 The Graphical User Interface<text:tab/>16</text:p>
          <text:p text:style-name="P60">4.1 Buffers And Text Areas<text:tab/>16</text:p>
          <text:p text:style-name="P60">4.2 The Gutter<text:tab/>16</text:p>
          <text:p text:style-name="P60">4.3 Menus<text:tab/>16</text:p>
          <text:p text:style-name="P62">4.3.1 File<text:tab/>17</text:p>
          <text:p text:style-name="P62">4.3.2 Edit<text:tab/>17</text:p>
          <text:p text:style-name="P62">4.3.3 Search<text:tab/>17</text:p>
          <text:p text:style-name="P62">4.3.4 Markers, Folding, and View<text:tab/>18</text:p>
          <text:p text:style-name="P62">4.3.5 Utilities<text:tab/>18</text:p>
          <text:p text:style-name="P62">4.3.6 Macros<text:tab/>18</text:p>
          <text:p text:style-name="P62">4.3.7 Plugins<text:tab/>18</text:p>
          <text:p text:style-name="P62">4.3.8 Help<text:tab/>18</text:p>
          <text:p text:style-name="P60">4.4 The Toolbar<text:tab/>18</text:p>
          <text:p text:style-name="P58">5 MathPiper: A Computer Algebra System For Beginners<text:tab/>20</text:p>
          <text:p text:style-name="P60">5.1 Numeric Vs. Symbolic Computations<text:tab/>20</text:p>
          <text:p text:style-name="P60">5.2 Using The MathPiper Console As A Numeric (Scientific) Calculator<text:tab/>20</text:p>
          <text:p text:style-name="P62">5.2.1 Functions<text:tab/>22</text:p>
          <text:p text:style-name="P62"><text:soft-page-break/>5.2.2 Accessing Previous Input And Results<text:tab/>23</text:p>
          <text:p text:style-name="P62">5.2.3 Syntax Errors<text:tab/>23</text:p>
          <text:p text:style-name="P60">5.3 Using The MathPiper Console As A Symbolic Calculator<text:tab/>24</text:p>
          <text:p text:style-name="P62">5.3.1 Variables<text:tab/>24</text:p>
          <text:p text:style-name="P61">5.3.1.1 Calculating With Unbound Variables<text:tab/>25</text:p>
          <text:p text:style-name="P61">5.3.1.2 Variable And Function Names Are Case Sensitive<text:tab/>27</text:p>
          <text:p text:style-name="P61">5.3.1.3 Using More Than One Variable<text:tab/>27</text:p>
          <text:p text:style-name="P60">5.4 Exercises<text:tab/>28</text:p>
          <text:p text:style-name="P62">5.4.1 Exercise 1<text:tab/>28</text:p>
          <text:p text:style-name="P62">5.4.2 Exercise 2<text:tab/>28</text:p>
          <text:p text:style-name="P62">5.4.3 Exercise 3<text:tab/>28</text:p>
          <text:p text:style-name="P58">6 The MathPiper Documentation Plugin<text:tab/>30</text:p>
          <text:p text:style-name="P60">6.1 Function List<text:tab/>30</text:p>
          <text:p text:style-name="P60">6.2 Mini Web Browser Interface<text:tab/>30</text:p>
          <text:p text:style-name="P60">6.3 Exercises<text:tab/>31</text:p>
          <text:p text:style-name="P62">6.3.1 Exercise 1<text:tab/>31</text:p>
          <text:p text:style-name="P62">6.3.2 Exercise 2<text:tab/>31</text:p>
          <text:p text:style-name="P58">7 Using MathRider As A Programmer's Text Editor<text:tab/>32</text:p>
          <text:p text:style-name="P60">7.1 Creating, Opening, Saving, And Closing Text Files<text:tab/>32</text:p>
          <text:p text:style-name="P60">7.2 Editing Files<text:tab/>32</text:p>
          <text:p text:style-name="P60">7.3 File Modes<text:tab/>32</text:p>
          <text:p text:style-name="P60">7.4 Exercises<text:tab/>33</text:p>
          <text:p text:style-name="P62">7.4.1 Exercise 1<text:tab/>33</text:p>
          <text:p text:style-name="P58">8 MathRider Worksheet Files<text:tab/>34</text:p>
          <text:p text:style-name="P60">8.1 Code Folds<text:tab/>34</text:p>
          <text:p text:style-name="P62">8.1.1 The Description Attribute<text:tab/>35</text:p>
          <text:p text:style-name="P60">8.2 Automatically Inserting Folds &amp; Removing Unpreserved Folds<text:tab/>35</text:p>
          <text:p text:style-name="P60">8.3 Exercises<text:tab/>36</text:p>
          <text:p text:style-name="P62">8.3.1 Exercise 1<text:tab/>36</text:p>
          <text:p text:style-name="P62">8.3.2 Exercise 2<text:tab/>36</text:p>
          <text:p text:style-name="P62">8.3.3 Exercise 3<text:tab/>36</text:p>
          <text:p text:style-name="P62">8.3.4 Exercise 4<text:tab/>36</text:p>
          <text:p text:style-name="P58">9 MathPiper Programming Fundamentals<text:tab/>37</text:p>
          <text:p text:style-name="P60">9.1 Values and Expressions<text:tab/>37</text:p>
          <text:p text:style-name="P60">9.2 Operators<text:tab/>37</text:p>
          <text:p text:style-name="P60">9.3 Operator Precedence<text:tab/>38</text:p>
          <text:p text:style-name="P60">9.4 Changing The Order Of Operations In An Expression<text:tab/>39</text:p>
          <text:p text:style-name="P60">9.5 Functions &amp; Function Names<text:tab/>40</text:p>
          <text:p text:style-name="P60">9.6 Functions That Produce Side Effects<text:tab/>40</text:p>
          <text:p text:style-name="P62">9.6.1 The Echo(), Write(), and NewLine() Functions<text:tab/>41</text:p>
          <text:p text:style-name="P61">9.6.1.1 Echo()<text:tab/>41</text:p>
          <text:p text:style-name="P61"><text:soft-page-break/>9.6.1.2 Write()<text:tab/>43</text:p>
          <text:p text:style-name="P61">9.6.1.3 NewLine()<text:tab/>44</text:p>
          <text:p text:style-name="P60">9.7 Expressions Are Separated By Semicolons<text:tab/>44</text:p>
          <text:p text:style-name="P62">9.7.1 Placing More Than One Expression On A Line In A Fold<text:tab/>45</text:p>
          <text:p text:style-name="P62">9.7.2 Placing More Than One Expression On A Line In The Console Using A Code Block<text:tab/>46</text:p>
          <text:p text:style-name="P60">9.8 Strings<text:tab/>46</text:p>
          <text:p text:style-name="P62">9.8.1 The MathPiper Console and MathPiper Folds Can Access The Same Variables<text:tab/>47</text:p>
          <text:p text:style-name="P62">9.8.2 Using Strings To Make Echo's Output Easier To Read<text:tab/>47</text:p>
          <text:p text:style-name="P62">9.8.3 Accessing The Individual Letters In A String<text:tab/>48</text:p>
          <text:p text:style-name="P60">9.9 Comments<text:tab/>48</text:p>
          <text:p text:style-name="P60">9.10 Exercises<text:tab/>50</text:p>
          <text:p text:style-name="P62">9.10.1 Exercise 1<text:tab/>50</text:p>
          <text:p text:style-name="P62">9.10.2 Exercise 2<text:tab/>50</text:p>
          <text:p text:style-name="P62">9.10.3 Exercise 3<text:tab/>50</text:p>
          <text:p text:style-name="P62">9.10.4 Exercise 4<text:tab/>51</text:p>
          <text:p text:style-name="P62">9.10.5 Exercise 5<text:tab/>51</text:p>
          <text:p text:style-name="P62">9.10.6 Exercise 6<text:tab/>51</text:p>
          <text:p text:style-name="P58">10 Rectangular Selection Mode And Text Area Splitting<text:tab/>53</text:p>
          <text:p text:style-name="P60">10.1 Rectangular Selection Mode<text:tab/>53</text:p>
          <text:p text:style-name="P60">10.2 Text area splitting<text:tab/>53</text:p>
          <text:p text:style-name="P58">11 Working With Random Integers<text:tab/>54</text:p>
          <text:p text:style-name="P60">11.1 Obtaining Nonnegative Random Integers With The RandomInteger() Function<text:tab/>54</text:p>
          <text:p text:style-name="P60">11.2 Simulating The Rolling Of Dice<text:tab/>56</text:p>
          <text:p text:style-name="P58">12 Making Decisions<text:tab/>57</text:p>
          <text:p text:style-name="P60">12.1 Conditional Operators<text:tab/>57</text:p>
          <text:p text:style-name="P60">12.2 Predicate Expressions<text:tab/>60</text:p>
          <text:p text:style-name="P60">12.3 Exercises<text:tab/>60</text:p>
          <text:p text:style-name="P62">12.3.1 Exercise 1<text:tab/>60</text:p>
          <text:p text:style-name="P62">12.3.2 Exercise 2<text:tab/>61</text:p>
          <text:p text:style-name="P60">12.4 Making Decisions With The If() Function &amp; Predicate Expressions<text:tab/>61</text:p>
          <text:p text:style-name="P62">12.4.1 If() Functions Which Include An "Else" Parameter<text:tab/>62</text:p>
          <text:p text:style-name="P60">12.5 Exercises<text:tab/>63</text:p>
          <text:p text:style-name="P62">12.5.1 Exercise 1<text:tab/>63</text:p>
          <text:p text:style-name="P60">12.6 The And(), Or(), &amp; Not() Boolean Functions &amp; Infix Notation<text:tab/>63</text:p>
          <text:p text:style-name="P62">12.6.1 And()<text:tab/>63</text:p>
          <text:p text:style-name="P62">12.6.2 Or()<text:tab/>65</text:p>
          <text:p text:style-name="P62">12.6.3 Not() &amp; Prefix Notation<text:tab/>66</text:p>
          <text:p text:style-name="P60">12.7 Exercises<text:tab/>67</text:p>
          <text:p text:style-name="P62"><text:soft-page-break/>12.7.1 Exercise 1<text:tab/>67</text:p>
          <text:p text:style-name="P62">12.7.2 Exercise 2<text:tab/>68</text:p>
          <text:p text:style-name="P58">13 The While() Looping Function &amp; Bodied Notation<text:tab/>69</text:p>
          <text:p text:style-name="P60">13.1 Printing The Integers From 1 to 10<text:tab/>69</text:p>
          <text:p text:style-name="P60">13.2 Printing The Integers From 1 to 100<text:tab/>71</text:p>
          <text:p text:style-name="P60">13.3 Printing The Odd Integers From 1 To 99<text:tab/>71</text:p>
          <text:p text:style-name="P60">13.4 Printing The Integers From 1 To 100 In Reverse Order<text:tab/>72</text:p>
          <text:p text:style-name="P60">13.5 Expressions Inside Of Code Blocks Are Indented<text:tab/>73</text:p>
          <text:p text:style-name="P60">13.6 Long-Running Loops, Infinite Loops, &amp; Interrupting Execution<text:tab/>73</text:p>
          <text:p text:style-name="P60">13.7 A Program That Simulates Rolling Two Dice 50 Times<text:tab/>74</text:p>
          <text:p text:style-name="P60">13.8 Exercises<text:tab/>76</text:p>
          <text:p text:style-name="P62">13.8.1 Exercise 1<text:tab/>76</text:p>
          <text:p text:style-name="P62">13.8.2 Exercise 2<text:tab/>76</text:p>
          <text:p text:style-name="P62">13.8.3 Exercise 3<text:tab/>76</text:p>
          <text:p text:style-name="P58">14 Predicate Functions<text:tab/>77</text:p>
          <text:p text:style-name="P60">14.1 Finding Prime Numbers With A Loop<text:tab/>78</text:p>
          <text:p text:style-name="P60">14.2 Finding The Length Of A String With The Length() Function<text:tab/>80</text:p>
          <text:p text:style-name="P60">14.3 <text:s/>Converting Numbers To Strings With The String() Function<text:tab/>81</text:p>
          <text:p text:style-name="P60">14.4 Finding Prime Numbers Which End With 7 (And Multi-line Function Calls)<text:tab/>81</text:p>
          <text:p text:style-name="P60">14.5 Exercises<text:tab/>83</text:p>
          <text:p text:style-name="P62">14.5.1 Exercise 1<text:tab/>83</text:p>
          <text:p text:style-name="P62">14.5.2 Exercise 2<text:tab/>83</text:p>
          <text:p text:style-name="P58">15 Lists: Values That Hold Sequences Of Expressions<text:tab/>84</text:p>
          <text:p text:style-name="P60">15.1 Append() &amp; Nondestructive List Operations<text:tab/>85</text:p>
          <text:p text:style-name="P60">15.2 Using While Loops With Lists <text:tab/>86</text:p>
          <text:p text:style-name="P62">15.2.1 Using A While Loop And Append() To Place Values In A List<text:tab/>88</text:p>
          <text:p text:style-name="P60">15.3 Exercises<text:tab/>89</text:p>
          <text:p text:style-name="P62">15.3.1 Exercise 1<text:tab/>89</text:p>
          <text:p text:style-name="P62">15.3.2 Exercise 2<text:tab/>89</text:p>
          <text:p text:style-name="P62">15.3.3 Exercise 3<text:tab/>89</text:p>
          <text:p text:style-name="P60">15.4 The ForEach() Looping Function<text:tab/>89</text:p>
          <text:p text:style-name="P60">15.5 Print All The Values In A List Using A ForEach() function<text:tab/>89</text:p>
          <text:p text:style-name="P60">15.6 Calculate The Sum Of The Numbers In A List Using ForEach()<text:tab/>90</text:p>
          <text:p text:style-name="P60">15.7 The .. Range Operator<text:tab/>91</text:p>
          <text:p text:style-name="P60">15.8 Using ForEach() With The Range Operator To Print The Prime Numbers Between 1 And 100<text:tab/>92</text:p>
          <text:p text:style-name="P62">15.8.1 Using ForEach() And The Range Operator To Place The Prime Numbers Between 1 And 50 Into A List<text:tab/>93</text:p>
          <text:p text:style-name="P62">15.8.2 Exercises<text:tab/>94</text:p>
          <text:p text:style-name="P62">15.8.3 Exercise 1<text:tab/>94</text:p>
          <text:p text:style-name="P62"><text:soft-page-break/>15.8.4 Exercise 2<text:tab/>94</text:p>
          <text:p text:style-name="P62">15.8.5 Exercise 3<text:tab/>94</text:p>
          <text:p text:style-name="P62">15.8.6 Exercise 4<text:tab/>94</text:p>
          <text:p text:style-name="P58">16 Functions &amp; Operators Which Loop Internally To Process Lists<text:tab/>95</text:p>
          <text:p text:style-name="P60">16.1 TableForm()<text:tab/>95</text:p>
          <text:p text:style-name="P60">16.2 Contains()<text:tab/>95</text:p>
          <text:p text:style-name="P60">16.3 Find()<text:tab/>96</text:p>
          <text:p text:style-name="P60">16.4 Count()<text:tab/>96</text:p>
          <text:p text:style-name="P60">16.5 Select()<text:tab/>97</text:p>
          <text:p text:style-name="P60">16.6 The Nth() Function &amp; The [] Operator<text:tab/>97</text:p>
          <text:p text:style-name="P60">16.7 The : Prepend Operator<text:tab/>98</text:p>
          <text:p text:style-name="P60">16.8 Concat()<text:tab/>98</text:p>
          <text:p text:style-name="P60">16.9 Insert(), Delete(), &amp; Replace()<text:tab/>98</text:p>
          <text:p text:style-name="P60">16.10 Take() <text:tab/>99</text:p>
          <text:p text:style-name="P60">16.11 Drop()<text:tab/>100</text:p>
          <text:p text:style-name="P60">16.12 FillList()<text:tab/>100</text:p>
          <text:p text:style-name="P60">16.13 RemoveDuplicates()<text:tab/>101</text:p>
          <text:p text:style-name="P60">16.14 Reverse()<text:tab/>101</text:p>
          <text:p text:style-name="P60">16.15 Partition()<text:tab/>101</text:p>
          <text:p text:style-name="P60">16.16 Functions That Work With Integers<text:tab/>102</text:p>
          <text:p text:style-name="P62">16.16.1 RandomIntegerVector()<text:tab/>102</text:p>
          <text:p text:style-name="P62">16.16.2 Max() &amp; Min()<text:tab/>102</text:p>
          <text:p text:style-name="P62">16.16.3 Div() &amp; Mod()<text:tab/>103</text:p>
          <text:p text:style-name="P62">16.16.4 Gcd()<text:tab/>104</text:p>
          <text:p text:style-name="P62">16.16.5 Lcm()<text:tab/>104</text:p>
          <text:p text:style-name="P62">16.16.6 Add()<text:tab/>105</text:p>
          <text:p text:style-name="P62">16.16.7 Factorize()<text:tab/>105</text:p>
          <text:p text:style-name="P58">17 User Defined Functions<text:tab/>106</text:p>
          <text:p text:style-name="P60">17.1 Global Variables, Local Variables, &amp; Local()<text:tab/>107</text:p>
          <text:p text:style-name="P60">17.2 Applying Functions To List Members<text:tab/>109</text:p>
          <text:p text:style-name="P62">17.2.1 Table() <text:tab/>109</text:p>
        </text:index-body>
      </text:table-of-content>
      <text:p text:style-name="Standard"><text:bookmark-end text:name="DDE_LINK22"/></text:p>
      <text:h text:style-name="P6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7">Susan Addington</text:p>
      <text:p text:style-name="P47">Matthew Moelter </text:p>
      <text:p text:style-name="P4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7"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1"><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1">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7"><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5">(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3">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8">cd <text:s text:c="2"/>/Applications/mathrider</text:p>
      <text:p text:style-name="Text_20_body">Run mathrider by typing:</text:p>
      <text:p text:style-name="P4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7"> </text:span><text:span text:style-name="T38">(along </text:span><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text:soft-page-break/>In&gt; IsEven(4)</text:p>
      <text:p text:style-name="P20">Result&gt; True</text:p>
      <text:p text:style-name="P23"/>
      <text:p text:style-name="P23">In&gt; IsEven(5)</text:p>
      <text:p text:style-name="P20">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5"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3"><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3"/>
      <text:p text:style-name="P43">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9">%mathpiper</text:span></text:p>
      <text:p text:style-name="P24"><text:s/>2:</text:p>
      <text:p text:style-name="P23"><text:span text:style-name="T14"><text:s/>3:</text:span><text:span text:style-name="T17">2 + 3</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text:span text:style-name="T20"> <text:s text:c="5"/>Result:</text:span> 5</text:p>
      <text:p text:style-name="P35"><text:span text:style-name="T14"><text:s/>9:</text:span><text:span text:style-name="T20"> <text:s text:c="3"/>%/output</text:span></text:p>
      <text:p text:style-name="Text_20_body"><text:soft-page-break/>The default type of an output fold is <text:span text:style-name="T6">%output</text:span> and this one starts at <text:span text:style-name="T6">line 7</text:span> and 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9">%mathpiper,description="Add two numbers togeth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P44"><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8"><text:span text:style-name="T20">3</text:span> </text:p>
      <text:p text:style-name="Text_20_body">represents the number three, the value:</text:p>
      <text:p text:style-name="P49"><text:span text:style-name="T22">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0">3</text:p>
      <text:p text:style-name="P50">2 + 3</text:p>
      <text:p text:style-name="P5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8">^<text:tab/>Exponents are evaluated right to left.</text:p>
      <text:p text:style-name="P54">*,%,/<text:tab/>Then multiplication, remainder, and division operations are evaluated left to right.</text:p>
      <text:p text:style-name="P48">+, −<text:tab/>Finally, addition and subtraction are evaluated left to right.</text:p>
      <text:p text:style-name="P48"/>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1"><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3">8</text:span></text:p>
      <text:p text:style-name="P31">5 + <text:span text:style-name="T23">126</text:span><text:span text:style-name="T9">/</text:span>18 - 8</text:p>
      <text:p text:style-name="P31">5 <text:span text:style-name="T9">+</text:span> <text:span text:style-name="T23">7</text:span> - 8</text:p>
      <text:p text:style-name="P31"><text:span text:style-name="T23">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3">8</text:span> in the expression below it. <text:s/>In the second expression, the <text:span text:style-name="T9">*</text:span> operator is executed next, and so on. <text:s/>The last expression shows that the final result after all of the operators have been evaluated is <text:span text:style-name="T2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9">%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4"><text:span text:style-name="T14">18:</text:span> <text:s text:c="3"/><text:span text:style-name="T20">%/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9">%/mathpiper</text:span></text:p>
      <text:p text:style-name="P24"><text:soft-page-break/><text:s/>8:</text:p>
      <text:p text:style-name="P23"><text:span text:style-name="T14"><text:s/>9:</text:span> <text:s text:c="3"/><text:span text:style-name="T20">%output,preserve="false"</text:span></text:p>
      <text:p text:style-name="P23"><text:span text:style-name="T14">10:</text:span> <text:s text:c="5"/><text:span text:style-name="T20">Result:</text:span> 3</text:p>
      <text:p text:style-name="P33"><text:span text:style-name="T12">11:</text:span><text:span text:style-name="T10"> <text:s text:c="3"/></text:span><text:span text:style-name="T20">%/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9">%/mathpiper</text:span><text:bookmark-end text:name="DDE_LINK32"/><text:bookmark-end text:name="DDE_LINK29"/></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3"><text:span text:style-name="T12">21:</text:span><text:span text:style-name="T10"> <text:s text:c="3"/></text:span><text:span text:style-name="T20">%/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9">%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oft-page-break/><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3 6</text:p>
      <text:p text:style-name="P34"><text:span text:style-name="T14">16:</text:span> <text:s text:c="3"/><text:span text:style-name="T20">%/output</text:span></text:p>
      <text:p text:style-name="P37">Write() and Echo() have other differences besides the one discussed here and more information about them can be found in the documentation for these functions.</text:p>
      <text:h text:style-name="Heading_20_4" text:outline-level="4">NewLine()</text:h>
      <text:p text:style-name="P37">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3"><text:span text:style-name="T14"><text:s/>5:</text:span><text:span text:style-name="T16">NewLine</text:span><text:span text:style-name="T5">()</text:span>;</text:p>
      <text:p text:style-name="P24"><text:s/>6:</text:p>
      <text:p text:style-name="P23"><text:span text:style-name="T14"><text:s/>7:</text:span>b <text:span text:style-name="T5">:=</text:span> <text:span text:style-name="T8">2</text:span>;</text:p>
      <text:p text:style-name="P23"><text:span text:style-name="T14"><text:s/>8:</text:span><text:span text:style-name="T15">Echo</text:span><text:span text:style-name="T5">(</text:span>b<text:span text:style-name="T5">)</text:span>;</text:p>
      <text:p text:style-name="P23"><text:span text:style-name="T14"><text:s/>9:</text:span><text:span text:style-name="T16">NewLine</text:span><text:span text:style-name="T5">()</text:span>;</text:p>
      <text:p text:style-name="P24">10:</text:p>
      <text:p text:style-name="P23"><text:span text:style-name="T14">11:</text:span>c <text:span text:style-name="T5">:=</text:span> <text:span text:style-name="T8">3</text:span>;</text:p>
      <text:p text:style-name="P23"><text:span text:style-name="T14">12:</text:span><text:span text:style-name="T15">Echo</text:span><text:span text:style-name="T5">(</text:span>c<text:span text:style-name="T5">)</text:span>;</text:p>
      <text:p text:style-name="P24">13:</text:p>
      <text:p text:style-name="P23"><text:span text:style-name="T14">14:</text:span><text:span text:style-name="T29">%/mathpiper</text:span><text:bookmark-end text:name="DDE_LINK321"/><text:bookmark-end text:name="DDE_LINK292"/></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text:p>
      <text:p text:style-name="P24">21:</text:p>
      <text:p text:style-name="P23"><text:span text:style-name="T14">22:</text:span> <text:s text:c="5"/>2 </text:p>
      <text:p text:style-name="P24">23:</text:p>
      <text:p text:style-name="P23"><text:span text:style-name="T14">24:</text:span> <text:s text:c="5"/>3</text:p>
      <text:p text:style-name="P33"><text:span text:style-name="T12">25:</text:span><text:span text:style-name="T10"> <text:s text:c="3"/></text:span><text:span text:style-name="T20">%/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4"><text:span text:style-name="T14">14:</text:span><text:span text:style-name="T20">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oft-page-break/><text:span text:style-name="T14">13:</text:span> <text:s text:c="5"/>3</text:p>
      <text:p text:style-name="P33"><text:span text:style-name="T12">14:</text:span><text:span text:style-name="T20">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3">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9">%mathpiper</text:span></text:p>
      <text:p text:style-name="P24"><text:s/>2:</text:p>
      <text:p text:style-name="P23"><text:span text:style-name="T14"><text:s/>3:</text:span><text:bookmark-start text:name="DDE_LINK3"/>a <text:span text:style-name="T5">:=</text:span> <text:span text:style-name="T17">"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9">%/mathpiper</text:span></text:p>
      <text:p text:style-name="P24"><text:s/>7:</text:p>
      <text:p text:style-name="P23"><text:span text:style-name="T14"><text:s/>8:</text:span> <text:s text:c="3"/><text:span text:style-name="T20">%output,preserve="false"</text:span></text:p>
      <text:p text:style-name="P23"><text:span text:style-name="T14"><text:s/>9:</text:span> <text:s text:c="5"/><text:span text:style-name="T20">Result:</text:span> True</text:p>
      <text:p text:style-name="P23"><text:span text:style-name="T14">10:</text:span> <text:s text:c="5"/></text:p>
      <text:p text:style-name="P23"><text:span text:style-name="T14">11:</text:span> <text:s text:c="5"/><text:span text:style-name="T34">Side Effects:</text:span></text:p>
      <text:p text:style-name="P23"><text:span text:style-name="T14">12:</text:span> <text:s text:c="5"/>Hello, I am a string.</text:p>
      <text:p text:style-name="P34"><text:span text:style-name="T14">13:</text:span> <text:s text:c="3"/><text:span text:style-name="T20">%/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9">%mathpiper</text:span></text:p>
      <text:p text:style-name="P23"><text:span text:style-name="T32"><text:s/></text:span><text:span text:style-name="T14">2:</text:span></text:p>
      <text:p text:style-name="P23"><text:soft-page-break/><text:span text:style-name="T14"><text:s/>3:</text:span>a <text:span text:style-name="T5">:=</text:span> <text:span text:style-name="T8">1</text:span>;</text:p>
      <text:p text:style-name="P23"><text:span text:style-name="T14"><text:s/>4:</text:span><text:span text:style-name="T15">Echo</text:span><text:span text:style-name="T5">(</text:span><text:span text:style-name="T19">"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9">"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9">"Variable c: "</text:span><text:span text:style-name="T5">, </text:span>c<text:span text:style-name="T5">)</text:span>;</text:p>
      <text:p text:style-name="P24">11:</text:p>
      <text:p text:style-name="P23"><text:span text:style-name="T14">12:</text:span><text:span text:style-name="T29">%/mathpiper</text:span><text:bookmark-end text:name="DDE_LINK291"/></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3"><text:span text:style-name="T12">21:</text:span><text:span text:style-name="T10"> <text:s text:c="3"/></text:span><text:span text:style-name="T20">%/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9">%mathpiper</text:span></text:p>
      <text:p text:style-name="P23"><text:span text:style-name="T14"><text:s/>2:</text:span><text:span text:style-name="T26">//This is a comment.</text:span></text:p>
      <text:p text:style-name="P24"><text:s/>3:</text:p>
      <text:p text:style-name="P23"><text:span text:style-name="T14"><text:s/>4:</text:span>x <text:span text:style-name="T5">:=</text:span> <text:span text:style-name="T8">2</text:span>; <text:span text:style-name="T26">//Set the variable x equal to 2.</text:span></text:p>
      <text:p text:style-name="P24"><text:s/>5:</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2</text:p>
      <text:p text:style-name="P33"><text:span text:style-name="T12">11:</text:span><text:span text:style-name="T10"> <text:s text:c="3"/></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text:span></text:p>
      <text:p text:style-name="P23"><text:span text:style-name="T14"><text:s/>4:</text:span><text:span text:style-name="T25"> </text:span><text:span text:style-name="T26">This is a longer comment and it uses</text:span></text:p>
      <text:p text:style-name="P23"><text:span text:style-name="T14"><text:s/>5:</text:span><text:span text:style-name="T25"> </text:span><text:span text:style-name="T26">more than one line. The following</text:span></text:p>
      <text:p text:style-name="P23"><text:span text:style-name="T14"><text:s/>6:</text:span><text:span text:style-name="T25"> </text:span><text:span text:style-name="T26">code assigns the number 3 to variable</text:span></text:p>
      <text:p text:style-name="P23"><text:span text:style-name="T14"><text:s/>7:</text:span><text:span text:style-name="T25"> </text:span><text:span text:style-name="T26">x and then returns it as a result.</text:span></text:p>
      <text:p text:style-name="P23"><text:span text:style-name="T14"><text:s/>8:</text:span><text:span text:style-name="T26">*/</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9">%/mathpiper</text:span></text:p>
      <text:p text:style-name="P24">13:</text:p>
      <text:p text:style-name="P23"><text:span text:style-name="T14">14:</text:span> <text:s text:c="3"/><text:span text:style-name="T20">%output,preserve="false"</text:span></text:p>
      <text:p text:style-name="P23"><text:span text:style-name="T14">15:</text:span> <text:s text:c="5"/><text:span text:style-name="T20">Result:</text:span> 3</text:p>
      <text:p text:style-name="P34"><text:soft-page-break/><text:span text:style-name="T21">16:</text:span><text:span text:style-name="T20">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9">%mathpiper,description="Exercise 1"</text:span></text:p>
      <text:p text:style-name="P24"><text:s/>2:</text:p>
      <text:p text:style-name="P23"><text:span text:style-name="T14"><text:s/>3:</text:span><text:span text:style-name="T27">//Sample fold.</text:span></text:p>
      <text:p text:style-name="P24"><text:s/>4:</text:p>
      <text:p text:style-name="P34"><text:span text:style-name="T31"><text:s/>5:</text:span><text:span text:style-name="T30">%/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51"><text:span text:style-name="T13">3) Turn rectangular selection on and then select some text in order to see how this is different than normal selection mode. <text:s/></text:span>When you are done experimenting, set rectangular selection mode to off.</text:p>
      <text:p text:style-name="P57">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9"><text:s text:c="2"/>x = y</text:p>
          </table:table-cell>
          <table:table-cell table:style-name="Table2.B2" office:value-type="string">
            <text:p text:style-name="P3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9"><text:s text:c="2"/>x != y</text:p>
          </table:table-cell>
          <table:table-cell table:style-name="Table2.B2" office:value-type="string">
            <text:p text:style-name="P38">Returns <text:span text:style-name="T6">True</text:span> if the values are not equal and <text:span text:style-name="T6">False</text:span> if they are equal.</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2:</text:span><text:span text:style-name="T26">//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7">"= "</text:span>, y, <text:span text:style-name="T17">":"</text:span>, x <text:span text:style-name="T5">=</text:span> y<text:span text:style-name="T5">)</text:span>;</text:p>
      <text:p text:style-name="P23"><text:span text:style-name="T14"><text:s/>7:</text:span><text:span text:style-name="T15">Echo</text:span><text:span text:style-name="T5">(</text:span>x, <text:span text:style-name="T17">"!= "</text:span>, y, <text:span text:style-name="T17">":"</text:span>, x <text:span text:style-name="T5">!=</text:span> y);</text:p>
      <text:p text:style-name="P23"><text:span text:style-name="T14"><text:s/>8:</text:span><text:span text:style-name="T15">Echo</text:span><text:span text:style-name="T5">(</text:span>x, <text:span text:style-name="T17">"&lt; "</text:span>, y, <text:span text:style-name="T17">":"</text:span>, x <text:span text:style-name="T5">&lt;</text:span> y);</text:p>
      <text:p text:style-name="P23"><text:span text:style-name="T14"><text:s/>9:</text:span><text:span text:style-name="T15">Echo</text:span><text:span text:style-name="T5">(</text:span>x, <text:span text:style-name="T17">"&lt;= "</text:span>, y, <text:span text:style-name="T17">":"</text:span>, x <text:span text:style-name="T5">&lt;=</text:span> y);</text:p>
      <text:p text:style-name="P23"><text:span text:style-name="T14">10:</text:span><text:span text:style-name="T15">Echo</text:span><text:span text:style-name="T5">(</text:span>x, <text:span text:style-name="T17">"&gt; "</text:span>, y, <text:span text:style-name="T17">":"</text:span>, x <text:span text:style-name="T5">&gt;</text:span> y);</text:p>
      <text:p text:style-name="P23"><text:span text:style-name="T14">11:</text:span><text:span text:style-name="T15">Echo</text:span><text:span text:style-name="T5">(</text:span>x, <text:span text:style-name="T17">"&gt;= "</text:span>, y, <text:span text:style-name="T17">":"</text:span>, x <text:span text:style-name="T5">&gt;=</text:span> y);</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4"><text:bookmark-start text:name="DDE_LINK4"/><text:span text:style-name="T14">25:</text:span> <text:s text:c="3"/><text:span text:style-name="T20">%/output</text:span><text:bookmark-end text:name="DDE_LINK4"/></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5"> <text:s text:c="3"/></text:span><text:span text:style-name="T26">// Example 2.</text:span></text:p>
      <text:p text:style-name="P23"><text:span text:style-name="T14"><text:s/>4:</text:span><text:span text:style-name="T25"> <text:s text:c="3"/></text:span>x <text:span text:style-name="T5">:=</text:span> <text:span text:style-name="T8">2</text:span>;</text:p>
      <text:p text:style-name="P23"><text:span text:style-name="T14"><text:s/>5:</text:span><text:span text:style-name="T25"> <text:s text:c="3"/></text:span>y <text:span text:style-name="T5">:=</text:span> <text:span text:style-name="T8">2</text:span>; <text:s/></text:p>
      <text:p text:style-name="P24"><text:s/>6:</text:p>
      <text:p text:style-name="P23"><text:span text:style-name="T14"><text:s/>7:</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8:</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9:</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0:</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1:</text:span><text:span text:style-name="T25"> <text:s text:c="3"/></text:span><text:span text:style-name="T15">Echo</text:span><text:span text:style-name="T5">(</text:span>x, <text:span text:style-name="T17">"&gt; "</text:span>, y, <text:span text:style-name="T17">":"</text:span>, x <text:span text:style-name="T5">&gt;</text:span> y<text:span text:style-name="T6">)</text:span>;</text:p>
      <text:p text:style-name="P23"><text:soft-page-break/><text:span text:style-name="T14">12:</text:span><text:span text:style-name="T25"> <text:s text:c="3"/></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4"><text:span text:style-name="T14">25:</text:span> <text:s text:c="3"/><text:span text:style-name="T20">%/output</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7">"= "</text:span>, y, <text:span text:style-name="T17">":"</text:span>, x <text:span text:style-name="T5">=</text:span> y<text:span text:style-name="T5">)</text:span>;</text:p>
      <text:p text:style-name="P23"><text:span text:style-name="T14"><text:s/>8:</text:span><text:span text:style-name="T15">Echo</text:span><text:span text:style-name="T5">(</text:span>x, <text:span text:style-name="T17">"!= "</text:span>, y, <text:span text:style-name="T17">":"</text:span>, x <text:span text:style-name="T5">!=</text:span> y<text:span text:style-name="T5">)</text:span>;</text:p>
      <text:p text:style-name="P23"><text:span text:style-name="T14"><text:s/>9:</text:span><text:span text:style-name="T15">Echo</text:span><text:span text:style-name="T5">(</text:span>x, <text:span text:style-name="T17">"&lt; "</text:span>, y, <text:span text:style-name="T17">":"</text:span>, x <text:span text:style-name="T5">&lt;</text:span> y<text:span text:style-name="T5">)</text:span>;</text:p>
      <text:p text:style-name="P23"><text:span text:style-name="T14">10:</text:span><text:span text:style-name="T15">Echo</text:span><text:span text:style-name="T5">(</text:span>x, <text:span text:style-name="T17">"&lt;= "</text:span>, y, <text:span text:style-name="T17">":"</text:span>, x <text:span text:style-name="T5">&lt;=</text:span> y<text:span text:style-name="T5">)</text:span>;</text:p>
      <text:p text:style-name="P23"><text:span text:style-name="T14">11:</text:span><text:span text:style-name="T15">Echo</text:span><text:span text:style-name="T5">(</text:span>x, <text:span text:style-name="T17">"&gt; "</text:span>, y, <text:span text:style-name="T17">":"</text:span>, x <text:span text:style-name="T5">&gt;</text:span> y<text:span text:style-name="T5">)</text:span>;</text:p>
      <text:p text:style-name="P23"><text:span text:style-name="T14">12:</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3"><text:bookmark-start text:name="DDE_LINK5"/><text:span text:style-name="T12">26:</text:span><text:span text:style-name="T10"> <text:s text:c="3"/></text:span><text:span text:style-name="T20">%/output</text:span><text:bookmark-end text:name="DDE_LINK5"/></text:p>
      <text:p text:style-name="Text_20_body">Conditional operators are placed at a lower level of precedence than the other operators we have covered to this point:</text:p>
      <text:p text:style-name="Preformatted_20_Text"/>
      <text:p text:style-name="P53">()<text:tab/>Parentheses are evaluated from the inside out.</text:p>
      <text:p text:style-name="P53"><text:soft-page-break/>^<text:tab/>Then exponents are evaluated right to left.</text:p>
      <text:p text:style-name="P53">*,%,/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6 is greater than 5.</text:p>
      <text:p text:style-name="P23"><text:span text:style-name="T14">16:</text:span> <text:s text:c="5"/>End of program.</text:p>
      <text:p text:style-name="P33"><text:bookmark-start text:name="DDE_LINK6"/><text:span text:style-name="T12">17:</text:span><text:span text:style-name="T10"> <text:s text:c="3"/></text:span><text:span text:style-name="T20">%/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9">%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End of program.</text:p>
      <text:p text:style-name="P33"><text:span text:style-name="T12">16:</text:span><text:span text:style-name="T10"> <text:s text:c="3"/></text:span><text:span text:style-name="T20">%/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bookmark-start text:name="DDE_LINK34"/><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bookmark-end text:name="DDE_LINK34"/></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bookmark-end text:name="DDE_LINK31"/></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oft-page-break/><text:span text:style-name="T14">15:</text:span> <text:s text:c="5"/>4 is NOT greater than 5.</text:p>
      <text:p text:style-name="P23"><text:span text:style-name="T14">16:</text:span> <text:s text:c="5"/>End of program.</text:p>
      <text:p text:style-name="P34"><text:span text:style-name="T14">17:</text:span> <text:s text:c="3"/><text:span text:style-name="T20">%/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4"><text:bookmark-start text:name="DDE_LINK7"/><text:span text:style-name="T14">23:</text:span> <text:s text:c="3"/><text:span text:style-name="T20">%/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3"><text:span text:style-name="T12">24:</text:span><text:span text:style-name="T10"> <text:s text:c="3"/></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15">Echo</text:span><text:span text:style-name="T5">(</text:span><text:span text:style-name="T17">"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True</text:p>
      <text:p text:style-name="P23"><text:span text:style-name="T14">11:</text:span> <text:s text:c="5"/></text:p>
      <text:p text:style-name="P23"><text:span text:style-name="T14">12:</text:span> <text:s text:c="5"/><text:span text:style-name="T34">Side Effects:</text:span></text:p>
      <text:p text:style-name="P23"><text:span text:style-name="T14">13:</text:span> <text:s text:c="5"/>3 = 3 is True </text:p>
      <text:p text:style-name="P23"><text:span text:style-name="T14">14:</text:span> <text:s text:c="5"/>Not 3 = 3 is False</text:p>
      <text:p text:style-name="P33"><text:span text:style-name="T12">15:</text:span><text:span text:style-name="T10"> <text:s text:c="3"/></text:span><text:span text:style-name="T20">%/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4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4"><text:s/>1:</text:span><text:span text:style-name="T29">%mathpiper</text:span></text:p>
      <text:p text:style-name="P24"><text:s/>2:</text:p>
      <text:p text:style-name="P23"><text:span text:style-name="T14"><text:s/>3:</text:span><text:span text:style-name="T26">// This program prints the integers from 1 to 10.</text:span></text:p>
      <text:p text:style-name="P24"><text:s/>4:</text:p>
      <text:p text:style-name="P24"><text:s/>5:</text:p>
      <text:p text:style-name="P23"><text:span text:style-name="T14"><text:s/>6:</text:span><text:span text:style-name="T26">/*</text:span></text:p>
      <text:p text:style-name="P23"><text:span text:style-name="T14"><text:s/>7:</text:span><text:span text:style-name="T26"> <text:s text:c="3"/>Initialize the variable x to 1</text:span></text:p>
      <text:p text:style-name="P23"><text:span text:style-name="T14"><text:s/>8:</text:span><text:span text:style-name="T26"> <text:s text:c="3"/>outside of the While "loop".</text:span></text:p>
      <text:p text:style-name="P23"><text:span text:style-name="T14"><text:s/>9:</text:span><text:span text:style-name="T26">*/</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oft-page-break/><text:span text:style-name="T14">14:</text:span> <text:s text:c="3"/><text:span text:style-name="T15">Echo</text:span><text:span text:style-name="T5">(</text:span>x<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 <text:s/><text:span text:style-name="T26">//Increment x by 1.</text:span></text:p>
      <text:p text:style-name="P23"><text:span text:style-name="T14">17:</text:span>];</text:p>
      <text:p text:style-name="P24">18:</text:p>
      <text:p text:style-name="P23"><text:span text:style-name="T14">19:</text:span><text:span text:style-name="T29">%/mathpiper</text:span></text:p>
      <text:p text:style-name="P24">20:</text:p>
      <text:p text:style-name="P23"><text:span text:style-name="T14">21:</text:span> <text:s text:c="3"/><text:span text:style-name="T20">%output,preserve="false"</text:span></text:p>
      <text:p text:style-name="P23"><text:span text:style-name="T14">22:</text:span> <text:s text:c="5"/><text:span text:style-name="T20">Result:</text:span> True</text:p>
      <text:p text:style-name="P23"><text:span text:style-name="T14">23:</text:span> <text:s text:c="5"/></text:p>
      <text:p text:style-name="P23"><text:span text:style-name="T14">24:</text:span> <text:s text:c="5"/><text:span text:style-name="T34">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4"><text:bookmark-start text:name="DDE_LINK8"/><text:span text:style-name="T14">35:</text:span> <text:s text:c="3"/><text:span text:style-name="T20">%/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3">x</text:span><text:span text:style-name="T6"> &lt;= 10</text:span> becomes <text:span text:style-name="T23">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span text:style-name="T14"><text:s/>1:</text:span><text:span text:style-name="T29">%mathpiper</text:span></text:p>
      <text:p text:style-name="P24"><text:s/>2:</text:p>
      <text:p text:style-name="P23"><text:span text:style-name="T14"><text:s/>3:</text:span><text:span text:style-name="T26">//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6">//Increment x by 1.</text:span></text:p>
      <text:p text:style-name="P23"><text:span text:style-name="T14">12:</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3"><text:bookmark-start text:name="DDE_LINK9"/><text:span text:style-name="T12">21:</text:span><text:span text:style-name="T10"> <text:s text:c="3"/></text:span><text:span text:style-name="T20">%/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odd integers from 1 to 99.</text:span></text:p>
      <text:p text:style-name="P24"><text:s/>4:</text:p>
      <text:p text:style-name="P23"><text:span text:style-name="T14"><text:s/>5:</text:span>x <text:span text:style-name="T5">:=</text:span> <text:span text:style-name="T8">1</text:span>; </text:p>
      <text:p text:style-name="P24"><text:soft-page-break/><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6">//Increment x by 2.</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 text:c="9"/>85 87 89 91 93 95 97 99</text:p>
      <text:p text:style-name="P33"><text:bookmark-start text:name="DDE_LINK11"/><text:span text:style-name="T12">20:</text:span><text:span text:style-name="T10"> <text:s text:c="3"/></text:span><text:span text:style-name="T20">%/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6">//Decrement x by 1.</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3"><text:bookmark-start text:name="DDE_LINK10"/><text:span text:style-name="T12">20:</text:span><text:span text:style-name="T10"> <text:s text:c="3"/></text:span><text:span text:style-name="T20">%/output</text:span><text:bookmark-end text:name="DDE_LINK10"/></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4"><text:s/>1:</text:span><text:span text:style-name="T29">%mathpiper</text:span></text:p>
      <text:p text:style-name="P24"><text:s/>2:</text:p>
      <text:p text:style-name="P23"><text:span text:style-name="T14"><text:s/>3:</text:span><text:span text:style-name="T26">//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 <text:span text:style-name="T26">//Oops, x is not being incremented!.</text:span> </text:p>
      <text:p text:style-name="P23"><text:span text:style-name="T14"><text:s/>9:</text:span>];</text:p>
      <text:p text:style-name="P24">10:</text:p>
      <text:p text:style-name="P23"><text:span text:style-name="T14">11:</text:span><text:span text:style-name="T29">%/mathpiper</text:span></text:p>
      <text:p text:style-name="P24">12:</text:p>
      <text:p text:style-name="P23"><text:span text:style-name="T14">13:</text:span> <text:s text:c="3"/><text:span text:style-name="T20">%output,preserve="false"</text:span></text:p>
      <text:p text:style-name="P23"><text:span text:style-name="T14">14:</text:span> <text:s text:c="5"/>Processing...</text:p>
      <text:p text:style-name="P34"><text:bookmark-start text:name="DDE_LINK12"/><text:span text:style-name="T14">15:</text:span> <text:s text:c="3"/><text:span text:style-name="T20">%/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2"><text:s text:c="2"/>1:</text:span><text:span text:style-name="T29">%mathpiper</text:span></text:p>
      <text:p text:style-name="P23"><text:span text:style-name="T14"><text:s text:c="2"/>2:</text:span><text:span text:style-name="T26">/*</text:span></text:p>
      <text:p text:style-name="P23"><text:span text:style-name="T14"><text:s text:c="2"/>3:</text:span><text:span text:style-name="T26"> <text:s/>This program simulates rolling two dice 50 times.</text:span></text:p>
      <text:p text:style-name="P23"><text:span text:style-name="T14"><text:s text:c="2"/>4:</text:span><text:span text:style-name="T26">*/</text:span></text:p>
      <text:p text:style-name="P32"><text:s text:c="2"/>5:</text:p>
      <text:p text:style-name="P24"><text:s text:c="2"/>6:</text:p>
      <text:p text:style-name="P23"><text:span text:style-name="T14"><text:s text:c="2"/>7:</text:span><text:span text:style-name="T26">/*</text:span></text:p>
      <text:p text:style-name="P23"><text:span text:style-name="T14"><text:s text:c="2"/>8:</text:span><text:span text:style-name="T26"> <text:s/>These variables are used to record how many times</text:span></text:p>
      <text:p text:style-name="P23"><text:span text:style-name="T14"><text:s text:c="2"/>9:</text:span><text:span text:style-name="T26"> <text:s/>a possible sum of two dice has been rolled. <text:s/>They are</text:span></text:p>
      <text:p text:style-name="P23"><text:span text:style-name="T41"><text:s/>10:</text:span><text:span text:style-name="T26"> <text:s/>all initialized to 0 before the simulation begins.</text:span></text:p>
      <text:p text:style-name="P23"><text:span text:style-name="T14"><text:s/>11:</text:span><text:span text:style-name="T26">*/</text:span></text:p>
      <text:p text:style-name="P23"><text:span text:style-name="T14"><text:s/>12:</text:span>numberOfTwosRolled <text:span text:style-name="T5">:=</text:span> <text:span text:style-name="T8">0</text:span>;</text:p>
      <text:p text:style-name="P23"><text:span text:style-name="T14"><text:s/>13:</text:span>numberOfThreesRolled <text:span text:style-name="T5">:=</text:span> <text:span text:style-name="T8">0</text:span>;</text:p>
      <text:p text:style-name="P23"><text:span text:style-name="T14"><text:s/>14:</text:span>numberOfFoursRolled <text:span text:style-name="T5">:=</text:span> <text:span text:style-name="T8">0</text:span>;</text:p>
      <text:p text:style-name="P23"><text:span text:style-name="T41"><text:s/>15:</text:span>numberOfFivesRolled <text:span text:style-name="T5">:=</text:span> <text:span text:style-name="T8">0</text:span>;</text:p>
      <text:p text:style-name="P23"><text:span text:style-name="T14"><text:s/>16:</text:span>numberOfSixesRolled <text:span text:style-name="T5">:=</text:span> <text:span text:style-name="T8">0</text:span>;</text:p>
      <text:p text:style-name="P23"><text:span text:style-name="T14"><text:s/>17:</text:span>numberOfSevensRolled <text:span text:style-name="T5">:=</text:span> <text:span text:style-name="T8">0</text:span>;</text:p>
      <text:p text:style-name="P23"><text:span text:style-name="T14"><text:s/>18:</text:span>numberOfEightsRolled <text:span text:style-name="T5">:=</text:span> <text:span text:style-name="T8">0</text:span>;</text:p>
      <text:p text:style-name="P23"><text:span text:style-name="T14"><text:s/>19:</text:span>numberOfNinesRolled <text:span text:style-name="T5">:=</text:span> <text:span text:style-name="T8">0</text:span>;</text:p>
      <text:p text:style-name="P23"><text:span text:style-name="T41"><text:s/>20:</text:span>numberOfTensRolled <text:span text:style-name="T5">:=</text:span> <text:span text:style-name="T8">0</text:span>;</text:p>
      <text:p text:style-name="P23"><text:span text:style-name="T14"><text:s/>21:</text:span>numberOfElevensRolled <text:span text:style-name="T5">:=</text:span> <text:span text:style-name="T8">0</text:span>;</text:p>
      <text:p text:style-name="P23"><text:span text:style-name="T14"><text:s/>22:</text:span>numberOfTwelvesRolled <text:span text:style-name="T5">:=</text:span> <text:span text:style-name="T8">0</text:span>;</text:p>
      <text:p text:style-name="P24"><text:s/>23:</text:p>
      <text:p text:style-name="P24"><text:s/>24:</text:p>
      <text:p text:style-name="P23"><text:span text:style-name="T41"><text:s/>25:</text:span><text:span text:style-name="T26">//This variable keeps track of the number of the current roll.</text:span></text:p>
      <text:p text:style-name="P23"><text:span text:style-name="T14"><text:s/>26:</text:span>roll <text:span text:style-name="T5">:=</text:span> <text:span text:style-name="T8">1</text:span>;</text:p>
      <text:p text:style-name="P24"><text:s/>27:</text:p>
      <text:p text:style-name="P24"><text:s/>28:</text:p>
      <text:p text:style-name="P23"><text:span text:style-name="T14"><text:s/>29:</text:span><text:span text:style-name="T15">Echo</text:span><text:span text:style-name="T5">(</text:span><text:span text:style-name="T17">"These are the rolls:"</text:span><text:span text:style-name="T5">)</text:span>;</text:p>
      <text:p text:style-name="P32"><text:s/>30:</text:p>
      <text:p text:style-name="P24"><text:s/>31:</text:p>
      <text:p text:style-name="P23"><text:span text:style-name="T14"><text:s/>32:</text:span><text:span text:style-name="T26">/*</text:span></text:p>
      <text:p text:style-name="P23"><text:span text:style-name="T14"><text:s/>33:</text:span><text:span text:style-name="T26"> The simulation is performed inside of this while loop. <text:s/>The number of</text:span></text:p>
      <text:p text:style-name="P23"><text:span text:style-name="T14"><text:s/>34:</text:span><text:span text:style-name="T26"> times the dice will be rolled can be changed by changing the number 50</text:span></text:p>
      <text:p text:style-name="P23"><text:soft-page-break/><text:span text:style-name="T41"><text:s/>35:</text:span><text:span text:style-name="T26"> which is in the While function's predicate expression.</text:span></text:p>
      <text:p text:style-name="P23"><text:span text:style-name="T14"><text:s/>36:</text:span><text:span text:style-name="T26">*/</text:span></text:p>
      <text:p text:style-name="P23"><text:span text:style-name="T14"><text:s/>37:</text:span><text:span text:style-name="T39">While</text:span><text:span text:style-name="T5">(</text:span>roll <text:span text:style-name="T5">&lt;=</text:span> <text:span text:style-name="T8">50</text:span><text:span text:style-name="T5">)</text:span></text:p>
      <text:p text:style-name="P23"><text:span text:style-name="T14"><text:s/>38:</text:span>[</text:p>
      <text:p text:style-name="P23"><text:span text:style-name="T14"><text:s/>39:</text:span> <text:s text:c="3"/><text:span text:style-name="T26">//Roll the dice.</text:span></text:p>
      <text:p text:style-name="P23"><text:span text:style-name="T41"><text:s/>40:</text:span> <text:s text:c="3"/>die1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1:</text:span> <text:s text:c="3"/>die2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2:</text:span> <text:s text:c="3"/></text:p>
      <text:p text:style-name="P23"><text:span text:style-name="T14"><text:s/>43:</text:span> <text:s text:c="3"/></text:p>
      <text:p text:style-name="P23"><text:span text:style-name="T14"><text:s/>44:</text:span> <text:s text:c="3"/><text:span text:style-name="T26">//Calculate the sum of the two dice.</text:span></text:p>
      <text:p text:style-name="P23"><text:span text:style-name="T41"><text:s/>45:</text:span> <text:s text:c="3"/>rollSum <text:span text:style-name="T5">:=</text:span> die1 <text:span text:style-name="T5">+</text:span> die2;</text:p>
      <text:p text:style-name="P23"><text:span text:style-name="T14"><text:s/>46:</text:span> <text:s text:c="3"/></text:p>
      <text:p text:style-name="P23"><text:span text:style-name="T14"><text:s/>47:</text:span> <text:s text:c="3"/></text:p>
      <text:p text:style-name="P23"><text:span text:style-name="T14"><text:s/>48:</text:span> <text:s text:c="3"/><text:span text:style-name="T26">/*</text:span></text:p>
      <text:p text:style-name="P23"><text:span text:style-name="T14"><text:s/>49:</text:span><text:span text:style-name="T26"> <text:s text:c="4"/>Print the sum that was rolled. <text:s/>Note: if a large number of rolls </text:span></text:p>
      <text:p text:style-name="P23"><text:span text:style-name="T41"><text:s/>50:</text:span><text:span text:style-name="T26"> <text:s text:c="4"/>is going to be performed (say &gt; 1000), it would be best to comment</text:span></text:p>
      <text:p text:style-name="P23"><text:span text:style-name="T14"><text:s/>51:</text:span><text:span text:style-name="T26"> <text:s text:c="4"/>out this Write() function so that it does not put too much text</text:span></text:p>
      <text:p text:style-name="P23"><text:span text:style-name="T14"><text:s/>52:</text:span><text:span text:style-name="T26"> <text:s text:c="4"/>into the output fold.</text:span></text:p>
      <text:p text:style-name="P23"><text:span text:style-name="T14"><text:s/>53:</text:span><text:span text:style-name="T26"> <text:s text:c="3"/>*/</text:span></text:p>
      <text:p text:style-name="P23"><text:span text:style-name="T14"><text:s/>54:</text:span> <text:s text:c="3"/><text:span text:style-name="T39">Write</text:span><text:span text:style-name="T5">(</text:span>rollSum,,<text:span text:style-name="T5">)</text:span>;</text:p>
      <text:p text:style-name="P23"><text:span text:style-name="T41"><text:s/>55:</text:span> <text:s text:c="3"/></text:p>
      <text:p text:style-name="P23"><text:span text:style-name="T14"><text:s/>56:</text:span> <text:s text:c="3"/></text:p>
      <text:p text:style-name="P23"><text:span text:style-name="T14"><text:s/>57:</text:span> <text:s text:c="3"/><text:span text:style-name="T26">/*</text:span></text:p>
      <text:p text:style-name="P23"><text:span text:style-name="T14"><text:s/>58:</text:span><text:span text:style-name="T26"> <text:s text:c="4"/>These If() functions determine which sum was rolled and then add</text:span></text:p>
      <text:p text:style-name="P23"><text:span text:style-name="T14"><text:s/>59:</text:span><text:span text:style-name="T26"> <text:s text:c="4"/>1 to the variable which is keeping track of the number of times</text:span></text:p>
      <text:p text:style-name="P23"><text:span text:style-name="T41"><text:s/>60:</text:span><text:span text:style-name="T26"> <text:s text:c="4"/>that sum was rolled.</text:span></text:p>
      <text:p text:style-name="P23"><text:span text:style-name="T14"><text:s/>61:</text:span><text:span text:style-name="T26"> <text:s text:c="3"/>*/</text:span></text:p>
      <text:p text:style-name="P23"><text:span text:style-name="T14"><text:s/>62:</text:span> <text:s text:c="3"/><text:span text:style-name="T3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pan text:style-name="T14"><text:s/>63:</text:span> <text:s text:c="3"/><text:span text:style-name="T3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pan text:style-name="T14"><text:s/>64:</text:span> <text:s text:c="3"/><text:span text:style-name="T3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pan text:style-name="T41"><text:s/>65:</text:span> <text:s text:c="3"/><text:span text:style-name="T3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pan text:style-name="T14"><text:s/>66:</text:span> <text:s text:c="3"/><text:span text:style-name="T3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pan text:style-name="T14"><text:s/>67:</text:span> <text:s text:c="3"/><text:span text:style-name="T3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pan text:style-name="T14"><text:s/>68:</text:span> <text:s text:c="3"/><text:span text:style-name="T3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pan text:style-name="T14"><text:s/>69:</text:span> <text:s text:c="3"/><text:span text:style-name="T3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pan text:style-name="T41"><text:s/>70:</text:span> <text:s text:c="3"/><text:span text:style-name="T3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pan text:style-name="T14"><text:s/>71:</text:span> <text:s text:c="3"/><text:span text:style-name="T3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pan text:style-name="T14"><text:s/>72:</text:span> <text:s text:c="3"/><text:span text:style-name="T3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pan text:style-name="T14"><text:s/>73:</text:span> <text:s text:c="3"/></text:p>
      <text:p text:style-name="P23"><text:span text:style-name="T14"><text:s/>74:</text:span> <text:s text:c="3"/></text:p>
      <text:p text:style-name="P23"><text:span text:style-name="T41"><text:s/>75:</text:span> <text:s text:c="3"/><text:span text:style-name="T26">//Increment the roll variable to the next roll number.</text:span></text:p>
      <text:p text:style-name="P23"><text:span text:style-name="T14"><text:s/>76:</text:span> <text:s text:c="3"/>roll <text:span text:style-name="T5">:=</text:span> roll <text:span text:style-name="T5">+</text:span> <text:span text:style-name="T8">1</text:span>;</text:p>
      <text:p text:style-name="P23"><text:span text:style-name="T14"><text:s/>77:</text:span>];</text:p>
      <text:p text:style-name="P24"><text:s/>78:</text:p>
      <text:p text:style-name="P24"><text:s/>79:</text:p>
      <text:p text:style-name="P23"><text:span text:style-name="T14"><text:s/></text:span><text:span text:style-name="T41">80</text:span><text:span text:style-name="T14">:</text:span><text:span text:style-name="T26">//Print the contents of the sum count variables for visual analysis.</text:span></text:p>
      <text:p text:style-name="P23"><text:span text:style-name="T41"><text:s/></text:span><text:span text:style-name="T14">81</text:span><text:span text:style-name="T41">:</text:span><text:span text:style-name="T15">NewLine</text:span><text:span text:style-name="T5">()</text:span>;</text:p>
      <text:p text:style-name="P23"><text:span text:style-name="T14"><text:s/>82:</text:span><text:span text:style-name="T15">NewLine</text:span><text:span text:style-name="T5">()</text:span>;</text:p>
      <text:p text:style-name="P23"><text:span text:style-name="T14"><text:s/>83:</text:span><text:span text:style-name="T15">Echo</text:span><text:span text:style-name="T5">(</text:span><text:span text:style-name="T17">"Number of Twos rolled: "</text:span>, numberOfTwosRolled<text:span text:style-name="T5">)</text:span>;</text:p>
      <text:p text:style-name="P23"><text:span text:style-name="T14"><text:s/>84:</text:span><text:span text:style-name="T15">Echo</text:span><text:span text:style-name="T5">(</text:span><text:span text:style-name="T17">"Number of Threes rolled: "</text:span>, numberOfThreesRolled<text:span text:style-name="T5">)</text:span>;</text:p>
      <text:p text:style-name="P23"><text:soft-page-break/><text:span text:style-name="T14"><text:s/></text:span><text:span text:style-name="T41">85</text:span><text:span text:style-name="T14">:</text:span><text:span text:style-name="T15">Echo</text:span><text:span text:style-name="T5">(</text:span><text:span text:style-name="T17">"Number of Fours rolled: "</text:span>, numberOfFoursRolled<text:span text:style-name="T5">)</text:span>;</text:p>
      <text:p text:style-name="P23"><text:span text:style-name="T41"><text:s/></text:span><text:span text:style-name="T14">86:</text:span><text:span text:style-name="T15">Echo</text:span><text:span text:style-name="T5">(</text:span><text:span text:style-name="T17">"Number of Fives rolled: "</text:span>, numberOfFivesRolled<text:span text:style-name="T5">)</text:span>;</text:p>
      <text:p text:style-name="P23"><text:span text:style-name="T14"><text:s/>87:</text:span><text:span text:style-name="T15">Echo</text:span><text:span text:style-name="T5">(</text:span><text:span text:style-name="T17">"Number of Sixes rolled: "</text:span>, numberOfSixesRolled<text:span text:style-name="T5">)</text:span>;</text:p>
      <text:p text:style-name="P23"><text:span text:style-name="T14"><text:s/>88:</text:span><text:span text:style-name="T15">Echo</text:span><text:span text:style-name="T5">(</text:span><text:span text:style-name="T17">"Number of Sevens rolled: "</text:span>, numberOfSevensRolled<text:span text:style-name="T5">)</text:span>;</text:p>
      <text:p text:style-name="P23"><text:span text:style-name="T14"><text:s/>89:</text:span><text:span text:style-name="T15">Echo</text:span><text:span text:style-name="T5">(</text:span><text:span text:style-name="T17">"Number of Eights rolled: "</text:span>, numberOfEightsRolled<text:span text:style-name="T5">)</text:span>;</text:p>
      <text:p text:style-name="P23"><text:span text:style-name="T14"><text:s/></text:span><text:span text:style-name="T41">90</text:span><text:span text:style-name="T14">:</text:span><text:span text:style-name="T15">Echo</text:span><text:span text:style-name="T5">(</text:span><text:span text:style-name="T17">"Number of Nines rolled: "</text:span>, numberOfNinesRolled<text:span text:style-name="T5">)</text:span>;</text:p>
      <text:p text:style-name="P23"><text:span text:style-name="T41"><text:s/></text:span><text:span text:style-name="T14">91:</text:span><text:span text:style-name="T15">Echo</text:span><text:span text:style-name="T5">(</text:span><text:span text:style-name="T17">"Number of Tens rolled: "</text:span>, numberOfTensRolled<text:span text:style-name="T5">)</text:span>;</text:p>
      <text:p text:style-name="P23"><text:span text:style-name="T14"><text:s/>92:</text:span><text:span text:style-name="T15">Echo</text:span><text:span text:style-name="T5">(</text:span><text:span text:style-name="T17">"Number of Elevens rolled: "</text:span>, numberOfElevensRolled<text:span text:style-name="T5">)</text:span>;</text:p>
      <text:p text:style-name="P23"><text:span text:style-name="T14"><text:s/>93:</text:span><text:span text:style-name="T15">Echo</text:span><text:span text:style-name="T5">(</text:span><text:span text:style-name="T17">"Number of Twelves rolled: "</text:span>, numberOfTwelvesRolled<text:span text:style-name="T5">)</text:span>;</text:p>
      <text:p text:style-name="P24"><text:s/>94:</text:p>
      <text:p text:style-name="P24"><text:s/><text:span text:style-name="T40">95</text:span>:</text:p>
      <text:p text:style-name="P23"><text:span text:style-name="T41"><text:s/></text:span><text:span text:style-name="T14">96:</text:span><text:span text:style-name="T29">%/mathpiper</text:span></text:p>
      <text:p text:style-name="P24"><text:s/>97:</text:p>
      <text:p text:style-name="P23"><text:span text:style-name="T14"><text:s/>98:</text:span> <text:s text:c="3"/><text:span text:style-name="T20">%output,preserve="false"</text:span></text:p>
      <text:p text:style-name="P23"><text:span text:style-name="T14"><text:s/>99:</text:span> <text:s text:c="5"/><text:span text:style-name="T20">Result:</text:span> True</text:p>
      <text:p text:style-name="P23"><text:span text:style-name="T41">100</text:span><text:span text:style-name="T14">:</text:span> <text:s text:c="5"/></text:p>
      <text:p text:style-name="P23"><text:span text:style-name="T14">101:</text:span> <text:s text:c="5"/><text:span text:style-name="T34">Side effects:</text:span></text:p>
      <text:p text:style-name="P23"><text:span text:style-name="T14">102:</text:span> <text:s text:c="5"/>These are the rolls:</text:p>
      <text:p text:style-name="P23"><text:span text:style-name="T14">103:</text:span> <text:s text:c="5"/>4,8,6,4,6,9,7,11,9,3,11,6,11,7,11,4,7,7,8,7,3,6,7,7,7,12,4,</text:p>
      <text:p text:style-name="P23"><text:span text:style-name="T14">104:</text:span><text:tab/> <text:s text:c="3"/>12,7,8,12,6,8,10,10,5,9,8,4,5,3,5,7,7,4,6,7,7,5,8,</text:p>
      <text:p text:style-name="P23"><text:span text:style-name="T41">105</text:span><text:span text:style-name="T14">:</text:span> <text:s text:c="5"/></text:p>
      <text:p text:style-name="P23"><text:span text:style-name="T14">106:</text:span> <text:s text:c="5"/>Number of Twos rolled: 0 </text:p>
      <text:p text:style-name="P23"><text:span text:style-name="T14">107:</text:span> <text:s text:c="5"/>Number of Threes rolled: 3 </text:p>
      <text:p text:style-name="P23"><text:span text:style-name="T14">108:</text:span> <text:s text:c="5"/>Number of Fours rolled: 6 </text:p>
      <text:p text:style-name="P23"><text:span text:style-name="T14">109:</text:span> <text:s text:c="5"/>Number of Fives rolled: 4 </text:p>
      <text:p text:style-name="P23"><text:span text:style-name="T41">110</text:span><text:span text:style-name="T14">:</text:span> <text:s text:c="5"/>Number of Sixes rolled: 6 </text:p>
      <text:p text:style-name="P23"><text:span text:style-name="T14">111:</text:span> <text:s text:c="5"/>Number of Sevens rolled: 13 </text:p>
      <text:p text:style-name="P23"><text:span text:style-name="T14">112:</text:span> <text:s text:c="5"/>Number of Eights rolled: 6 </text:p>
      <text:p text:style-name="P23"><text:span text:style-name="T14">113:</text:span> <text:s text:c="5"/>Number of Nines rolled: 3 </text:p>
      <text:p text:style-name="P23"><text:span text:style-name="T14">114:</text:span> <text:s text:c="5"/>Number of Tens rolled: 2 </text:p>
      <text:p text:style-name="P23"><text:span text:style-name="T41">115</text:span><text:span text:style-name="T14">:</text:span> <text:s text:c="5"/>Number of Elevens rolled: 4 </text:p>
      <text:p text:style-name="P23"><text:span text:style-name="T14">116:</text:span> <text:s text:c="5"/>Number of Twelves rolled: 3</text:p>
      <text:p text:style-name="P34"><text:span text:style-name="T14">117:</text:span><text:span text:style-name="T20">.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2"><text:s/>1:</text:span><text:span text:style-name="T29">%mathpiper</text:span></text:p>
      <text:p text:style-name="P24"><text:s/>2:</text:p>
      <text:p text:style-name="P23"><text:span text:style-name="T14"><text:s/>3:</text:span><text:span text:style-name="T26">//Determine which numbers between 1 and 20 (inclusive) are prime.</text:span></text:p>
      <text:p text:style-name="P24"><text:s/>4:</text:p>
      <text:p text:style-name="P23"><text:span text:style-name="T41"><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2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41">10:</text:span> <text:s text:c="3"/></text:p>
      <text:p text:style-name="P23"><text:span text:style-name="T14">11:</text:span> <text:s text:c="3"/><text:span text:style-name="T15">Echo</text:span><text:span text:style-name="T5">(</text:span>x, <text:span text:style-name="T17">"is prime: "</text:span>, primeStatus<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3"><text:span text:style-name="T14">14:</text:span>];</text:p>
      <text:p text:style-name="P32">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41">20:</text:span> <text:s text:c="5"/></text:p>
      <text:p text:style-name="P23"><text:span text:style-name="T14">21:</text:span> <text:s text:c="5"/><text:span text:style-name="T34">Side Effects:</text:span></text:p>
      <text:p text:style-name="P23"><text:span text:style-name="T14">22:</text:span> <text:s text:c="5"/>1 is prime: False </text:p>
      <text:p text:style-name="P23"><text:span text:style-name="T14">23:</text:span> <text:s text:c="5"/>2 is prime: True </text:p>
      <text:p text:style-name="P23"><text:span text:style-name="T14">24:</text:span> <text:s text:c="5"/>3 is prime: True </text:p>
      <text:p text:style-name="P23"><text:span text:style-name="T41">25:</text:span> <text:s text:c="5"/>4 is prime: False </text:p>
      <text:p text:style-name="P23"><text:span text:style-name="T14">26:</text:span> <text:s text:c="5"/>5 is prime: True </text:p>
      <text:p text:style-name="P23"><text:span text:style-name="T14">27:</text:span> <text:s text:c="5"/>6 is prime: False </text:p>
      <text:p text:style-name="P23"><text:span text:style-name="T14">28:</text:span> <text:s text:c="5"/>7 is prime: True </text:p>
      <text:p text:style-name="P23"><text:span text:style-name="T14">29:</text:span> <text:s text:c="5"/>8 is prime: False </text:p>
      <text:p text:style-name="P23"><text:soft-page-break/><text:span text:style-name="T41">30:</text:span> <text:s text:c="5"/>9 is prime: False </text:p>
      <text:p text:style-name="P23"><text:span text:style-name="T14">31:</text:span> <text:s text:c="5"/>10 is prime: False </text:p>
      <text:p text:style-name="P23"><text:span text:style-name="T14">32:</text:span> <text:s text:c="5"/>11 is prime: True </text:p>
      <text:p text:style-name="P23"><text:span text:style-name="T14">33:</text:span> <text:s text:c="5"/>12 is prime: False </text:p>
      <text:p text:style-name="P23"><text:span text:style-name="T14">34:</text:span> <text:s text:c="5"/>13 is prime: True </text:p>
      <text:p text:style-name="P23"><text:span text:style-name="T41">35:</text:span> <text:s text:c="5"/>14 is prime: False </text:p>
      <text:p text:style-name="P23"><text:span text:style-name="T14">36:</text:span> <text:s text:c="5"/>15 is prime: False </text:p>
      <text:p text:style-name="P23"><text:span text:style-name="T14">37:</text:span> <text:s text:c="5"/>16 is prime: False </text:p>
      <text:p text:style-name="P23"><text:span text:style-name="T14">38:</text:span> <text:s text:c="5"/>17 is prime: True </text:p>
      <text:p text:style-name="P23"><text:span text:style-name="T14">39:</text:span> <text:s text:c="5"/>18 is prime: False </text:p>
      <text:p text:style-name="P23"><text:span text:style-name="T41">40:</text:span> <text:s text:c="5"/>19 is prime: True </text:p>
      <text:p text:style-name="P23"><text:span text:style-name="T14">41:</text:span> <text:s text:c="5"/>20 is prime: False</text:p>
      <text:p text:style-name="P34"><text:span text:style-name="T14">42:</text:span>. <text:s text:c="2"/><text:span text:style-name="T20">%/output</text:span></text:p>
      <text:p text:style-name="P4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4"><text:s/>1:</text:span><text:span text:style-name="T29">%mathpiper</text:span></text:p>
      <text:p text:style-name="P24"><text:s/>2:</text:p>
      <text:p text:style-name="P23"><text:span text:style-name="T14"><text:s/>3:</text:span><text:span text:style-name="T26">//Print the prime numbers between 1 and 50 (inclusive).</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5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14">10:</text:span> <text:s text:c="3"/></text:p>
      <text:p text:style-name="P23"><text:span text:style-name="T14">11:</text:span> <text:s text:c="3"/><text:span text:style-name="T39">If</text:span><text:span text:style-name="T5">(</text:span>primeStatus <text:span text:style-name="T5">=</text:span> <text:span text:style-name="T17">True</text:span>, <text:span text:style-name="T39">Write</text:span><text:span text:style-name="T5">(</text:span>x,,<text:span text:style-name="T5">)</text:span> <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4">14:</text:p>
      <text:p text:style-name="P23"><text:span text:style-name="T14">15:</text:span>];</text:p>
      <text:p text:style-name="P24">16:</text:p>
      <text:p text:style-name="P23"><text:span text:style-name="T14">17:</text:span><text:span text:style-name="T29">%/mathpiper</text:span><text:bookmark-end text:name="DDE_LINK35"/></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23"><text:span text:style-name="T14">21:</text:span> <text:s text:c="5"/></text:p>
      <text:p text:style-name="P23"><text:span text:style-name="T14">22:</text:span> <text:s text:c="5"/><text:span text:style-name="T34">Side Effects:</text:span></text:p>
      <text:p text:style-name="P23"><text:span text:style-name="T14">23:</text:span> <text:s text:c="5"/>2,3,5,7,11,13,17,19,23,29,31,37,41,43,47,</text:p>
      <text:p text:style-name="P34"><text:span text:style-name="T21">24:</text:span><text:span text:style-name="T20">.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Print the prime numbers between 1 and 50 (inclusive).</text:span></text:p>
      <text:p text:style-name="P23"><text:span text:style-name="T14"><text:s/>5:</text:span><text:span text:style-name="T26"> <text:s text:c="3"/>This is a shorter version which places the IsPrime() function</text:span></text:p>
      <text:p text:style-name="P23"><text:span text:style-name="T14"><text:s/>6:</text:span><text:span text:style-name="T26"> <text:s text:c="3"/>inside of the If() function instead of using a variable.</text:span></text:p>
      <text:p text:style-name="P23"><text:span text:style-name="T14"><text:s/>7:</text:span><text:span text:style-name="T26">*/</text:span></text:p>
      <text:p text:style-name="P24"><text:s/>8:</text:p>
      <text:p text:style-name="P23"><text:span text:style-name="T14"><text:s/>9:</text:span>x <text:span text:style-name="T5">:=</text:span> <text:span text:style-name="T8">1</text:span>;</text:p>
      <text:p text:style-name="P24">10:</text:p>
      <text:p text:style-name="P23"><text:span text:style-name="T14">11:</text:span><text:span text:style-name="T39">While</text:span><text:span text:style-name="T5">(</text:span>x <text:span text:style-name="T5">&lt;=</text:span> <text:span text:style-name="T8">50</text:span><text:span text:style-name="T5">)</text:span></text:p>
      <text:p text:style-name="P23"><text:span text:style-name="T14">12:</text:span>[</text:p>
      <text:p text:style-name="P24">13:</text:p>
      <text:p text:style-name="P23"><text:span text:style-name="T14">14:</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text:p>
      <text:p text:style-name="P24">17:</text:p>
      <text:p text:style-name="P23"><text:span text:style-name="T14">18:</text:span>];</text:p>
      <text:p text:style-name="P24">19:</text:p>
      <text:p text:style-name="P23"><text:span text:style-name="T14">20:</text:span><text:span text:style-name="T29">%/mathpiper</text:span></text:p>
      <text:p text:style-name="P24">21:</text:p>
      <text:p text:style-name="P23"><text:span text:style-name="T14">22:</text:span> <text:s text:c="3"/><text:span text:style-name="T20">%output,preserve="false"</text:span></text:p>
      <text:p text:style-name="P23"><text:span text:style-name="T14">23:</text:span> <text:s text:c="5"/><text:span text:style-name="T20">Result:</text:span> True</text:p>
      <text:p text:style-name="P23"><text:span text:style-name="T14">24:</text:span> <text:s text:c="5"/></text:p>
      <text:p text:style-name="P23"><text:span text:style-name="T14">25:</text:span> <text:s text:c="5"/><text:span text:style-name="T34">Side Effects:</text:span></text:p>
      <text:p text:style-name="P23"><text:span text:style-name="T14">26:</text:span> <text:s text:c="5"/>2,3,5,7,11,13,17,19,23,29,31,37,41,43,47,</text:p>
      <text:p text:style-name="P34"><text:span text:style-name="T14">27:</text:span>. <text:s text:c="2"/><text:span text:style-name="T20">%/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Find all the prime numbers between 1 and 500 which have a 7</text:span></text:p>
      <text:p text:style-name="P23"><text:span text:style-name="T14"><text:s/>5:</text:span><text:span text:style-name="T26"> <text:s text:c="3"/>as their rightmost digit.</text:span></text:p>
      <text:p text:style-name="P23"><text:span text:style-name="T14"><text:s/>6:</text:span><text:span text:style-name="T26">*/</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0</text:span><text:span text:style-name="T5">)</text:span></text:p>
      <text:p text:style-name="P23"><text:span text:style-name="T14">11:</text:span>[</text:p>
      <text:p text:style-name="P23"><text:span text:style-name="T14">12:</text:span> <text:s text:c="3"/><text:span text:style-name="T26">//Notice how function parameters can be put on more than one line.</text:span></text:p>
      <text:p text:style-name="P23"><text:span text:style-name="T14">13:</text:span> <text:s text:c="3"/><text:span text:style-name="T39">If</text:span><text:span text:style-name="T5">(</text:span><text:span text:style-name="T15">IsPrime</text:span><text:span text:style-name="T5">(</text:span>x<text:span text:style-name="T5">)</text:span>,</text:p>
      <text:p text:style-name="P23"><text:span text:style-name="T14">14:</text:span> <text:s text:c="7"/>[</text:p>
      <text:p text:style-name="P23"><text:span text:style-name="T14">15:</text:span> <text:s text:c="11"/>stringVersionOfNumber <text:span text:style-name="T5">:=</text:span> <text:span text:style-name="T39">String</text:span><text:span text:style-name="T5">(</text:span>x<text:span text:style-name="T5">)</text:span>;</text:p>
      <text:p text:style-name="P23"><text:span text:style-name="T14">16:</text:span> <text:s text:c="11"/></text:p>
      <text:p text:style-name="P23"><text:span text:style-name="T14">17:</text:span> <text:s text:c="11"/>stringLength <text:span text:style-name="T5">:=</text:span> <text:span text:style-name="T39">Length</text:span><text:span text:style-name="T5">(</text:span>stringVersionOfNumber<text:span text:style-name="T5">)</text:span>;</text:p>
      <text:p text:style-name="P23"><text:span text:style-name="T14">18:</text:span> <text:s text:c="11"/></text:p>
      <text:p text:style-name="P23"><text:span text:style-name="T14">19:</text:span> <text:s text:c="11"/><text:span text:style-name="T26">//Notice that If() functions can be placed inside of other </text:span></text:p>
      <text:p text:style-name="P23"><text:span text:style-name="T14">20:</text:span> <text:s text:c="11"/><text:span text:style-name="T26">// If() functions.</text:span></text:p>
      <text:p text:style-name="P23"><text:span text:style-name="T14">21:</text:span> <text:s text:c="11"/><text:span text:style-name="T39">If</text:span><text:span text:style-name="T5">(</text:span>stringVersionOfNumber[stringLength] <text:span text:style-name="T5">=</text:span> <text:span text:style-name="T17">"7"</text:span>, <text:span text:style-name="T39">Write</text:span><text:span text:style-name="T5">(</text:span>x,,<text:span text:style-name="T5">)</text:span> <text:span text:style-name="T5">)</text:span>;</text:p>
      <text:p text:style-name="P23"><text:span text:style-name="T14">22:</text:span> <text:s text:c="11"/></text:p>
      <text:p text:style-name="P23"><text:span text:style-name="T14">23:</text:span> <text:s text:c="7"/>] <text:span text:style-name="T26">//Notice that semicolons cannot be placed after code blocks </text:span></text:p>
      <text:p text:style-name="P23"><text:span text:style-name="T14">24:</text:span> <text:s text:c="9"/><text:span text:style-name="T26">//which are in function calls.</text:span></text:p>
      <text:p text:style-name="P23"><text:span text:style-name="T14">25:</text:span> <text:s text:c="9"/></text:p>
      <text:p text:style-name="P23"><text:span text:style-name="T14">26:</text:span> <text:s text:c="3"/><text:span text:style-name="T5">)</text:span>; <text:span text:style-name="T26">//This is the close parentheses for the outer If() function.</text:span></text:p>
      <text:p text:style-name="P23"><text:span text:style-name="T14">27:</text:span> <text:s text:c="3"/></text:p>
      <text:p text:style-name="P23"><text:span text:style-name="T14">28:</text:span> <text:s text:c="3"/>x <text:span text:style-name="T5">:=</text:span> x <text:span text:style-name="T5">+</text:span> <text:span text:style-name="T8">1</text:span>;</text:p>
      <text:p text:style-name="P23"><text:span text:style-name="T14">29:</text:span>];</text:p>
      <text:p text:style-name="P24">30:</text:p>
      <text:p text:style-name="P23"><text:span text:style-name="T14">31:</text:span><text:span text:style-name="T29">%/mathpiper</text:span></text:p>
      <text:p text:style-name="P24">32:</text:p>
      <text:p text:style-name="P23"><text:span text:style-name="T14">33:</text:span> <text:s text:c="3"/><text:span text:style-name="T20">%output,preserve="false"</text:span></text:p>
      <text:p text:style-name="P23"><text:span text:style-name="T14">34:</text:span> <text:s text:c="5"/><text:span text:style-name="T20">Result:</text:span> True</text:p>
      <text:p text:style-name="P23"><text:span text:style-name="T14">35:</text:span> <text:s text:c="5"/></text:p>
      <text:p text:style-name="P23"><text:span text:style-name="T14">36:</text:span> <text:s text:c="5"/><text:span text:style-name="T34">Side Effects:</text:span></text:p>
      <text:p text:style-name="P23"><text:span text:style-name="T14">37:</text:span> <text:s text:c="5"/>7,17,37,47,67,97,107,127,137,157,167,197,227,257,277,307,317,</text:p>
      <text:p text:style-name="P23"><text:span text:style-name="T14">38:</text:span> <text:s text:c="5"/>337,347,367,397,457,467,487,</text:p>
      <text:p text:style-name="P36"><text:span text:style-name="T14">39:</text:span>. <text:s text:c="2"/><text:span text:style-name="T20">%/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4"><text:s/>1:</text:span><text:span text:style-name="T29">%mathpiper</text:span></text:p>
      <text:p text:style-name="P24"><text:s/>2:</text:p>
      <text:p text:style-name="P23"><text:span text:style-name="T14"><text:s/>3:</text:span><text:span text:style-name="T26">//Print each number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15">Length</text:span>(x)<text:span text:style-name="T5">)</text:span></text:p>
      <text:p text:style-name="P23"><text:span text:style-name="T14"><text:s/>9:</text:span>[</text:p>
      <text:p text:style-name="P23"><text:span text:style-name="T14">10:</text:span> <text:s text:c="3"/><text:span text:style-name="T15">Echo</text:span><text:span text:style-name="T5">(</text:span>y, <text:span text:style-name="T17">"-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text:soft-page-break/>13:</text:p>
      <text:p text:style-name="P23"><text:span text:style-name="T14">14:</text:span><text:span text:style-name="T29">%/mathpiper</text:span><text:bookmark-end text:name="DDE_LINK37"/></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4"><text:span text:style-name="T21">29:</text:span><text:span text:style-name="T24">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4"><text:s/>1:</text:span><text:span text:style-name="T29">%mathpiper</text:span></text:p>
      <text:p text:style-name="P24"><text:s/>2:</text:p>
      <text:p text:style-name="P23"><text:span text:style-name="T14"><text:s/>3:</text:span><text:span text:style-name="T26">//Determine if 53 is in the list.</text:span></text:p>
      <text:p text:style-name="P24"><text:s/>4:</text:p>
      <text:p text:style-name="P23"><text:span text:style-name="T14"><text:s/>5:</text:span><text:span text:style-name="T35">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5">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15">Length</text:span>(testList)<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7">"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14">20:</text:span> <text:s text:c="5"/></text:p>
      <text:p text:style-name="P23"><text:span text:style-name="T14">21:</text:span> <text:s text:c="5"/><text:span text:style-name="T34">Side Effects:</text:span></text:p>
      <text:p text:style-name="P23"><text:span text:style-name="T14">22:</text:span> <text:s text:c="5"/>53 was found in the list at position 5</text:p>
      <text:p text:style-name="P34"><text:bookmark-start text:name="DDE_LINK13"/><text:span text:style-name="T14">23:</text:span> <text:s text:c="3"/><text:span text:style-name="T20">%/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2"><text:s/>1:</text:span><text:span text:style-name="T29">%mathpiper</text:span></text:p>
      <text:p text:style-name="P24"><text:s/>2:</text:p>
      <text:p text:style-name="P23"><text:span text:style-name="T14"><text:s/>3:</text:span><text:span text:style-name="T26">//Place the prime numbers between 1 and 50 (inclusive) into a list.</text:span></text:p>
      <text:p text:style-name="P24"><text:s/>4:</text:p>
      <text:p text:style-name="P23"><text:span text:style-name="T14"><text:s/>5:</text:span><text:span text:style-name="T26">//Create an empty list.</text:span></text:p>
      <text:p text:style-name="P23"><text:span text:style-name="T14"><text:s/>6:</text:span>primes <text:span text:style-name="T5">:=</text:span> <text:span text:style-name="T5">{}</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text:span><text:span text:style-name="T5">)</text:span></text:p>
      <text:p text:style-name="P23"><text:span text:style-name="T14">11:</text:span>[</text:p>
      <text:p text:style-name="P23"><text:span text:style-name="T14">12:</text:span> <text:s text:c="3"/><text:span text:style-name="T26">/*</text:span></text:p>
      <text:p text:style-name="P23"><text:span text:style-name="T14">13:</text:span><text:span text:style-name="T26"> <text:s text:c="7"/>If x is prime, append it to the end of the list and then assign</text:span></text:p>
      <text:p text:style-name="P23"><text:span text:style-name="T14">14:</text:span><text:span text:style-name="T26"> <text:s text:c="7"/>the new list that is created to the variable 'primes'.</text:span></text:p>
      <text:p text:style-name="P23"><text:span text:style-name="T14">15:</text:span><text:span text:style-name="T26"> <text:s text:c="3"/>*/</text:span></text:p>
      <text:p text:style-name="P23"><text:span text:style-name="T14">16:</text:span> <text:s text:c="3"/><text:span text:style-name="T39">If</text:span><text:span text:style-name="T5">(</text:span><text:span text:style-name="T15">IsPrime</text:span><text:span text:style-name="T5">(</text:span>x<text:span text:style-name="T5">)</text:span>, primes <text:span text:style-name="T5">:=</text:span> <text:span text:style-name="T15">Append</text:span><text:span text:style-name="T5">(</text:span>primes, x <text:span text:style-name="T5">)</text:span> <text:span text:style-name="T5">)</text:span>;</text:p>
      <text:p text:style-name="P23"><text:span text:style-name="T14">17:</text:span> <text:s text:c="3"/></text:p>
      <text:p text:style-name="P23"><text:span text:style-name="T14">18:</text:span> <text:s text:c="3"/>x <text:span text:style-name="T5">:=</text:span> x <text:span text:style-name="T5">+</text:span> <text:span text:style-name="T8">1</text:span>;</text:p>
      <text:p text:style-name="P23"><text:span text:style-name="T14">19:</text:span>];</text:p>
      <text:p text:style-name="P24">20:</text:p>
      <text:p text:style-name="P23"><text:span text:style-name="T14">21:</text:span><text:span text:style-name="T26">//Print information about the primes that were found.</text:span></text:p>
      <text:p text:style-name="P23"><text:span text:style-name="T14">22:</text:span><text:span text:style-name="T15">Echo</text:span><text:span text:style-name="T5">(</text:span><text:span text:style-name="T17">"Primes "</text:span>, primes<text:span text:style-name="T5">)</text:span>;</text:p>
      <text:p text:style-name="P23"><text:span text:style-name="T14">23:</text:span><text:span text:style-name="T15">Echo</text:span><text:span text:style-name="T5">(</text:span><text:span text:style-name="T17">"The number of primes in the list = "</text:span>, <text:span text:style-name="T39">Length</text:span><text:span text:style-name="T5">(</text:span>primes<text:span text:style-name="T5">)</text:span> <text:span text:style-name="T5">)</text:span>;</text:p>
      <text:p text:style-name="P23"><text:span text:style-name="T14">24:</text:span><text:span text:style-name="T15">Echo</text:span><text:span text:style-name="T5">(</text:span><text:span text:style-name="T17">"The first number in the list = "</text:span>, primes[<text:span text:style-name="T8">1</text:span>] <text:span text:style-name="T5">)</text:span>;</text:p>
      <text:p text:style-name="P24">25:</text:p>
      <text:p text:style-name="P23"><text:span text:style-name="T14">26:</text:span><text:span text:style-name="T29">%/mathpiper</text:span></text:p>
      <text:p text:style-name="P24">27:</text:p>
      <text:p text:style-name="P23"><text:span text:style-name="T14">28:</text:span> <text:s text:c="3"/><text:span text:style-name="T20">%output,preserve="false"</text:span></text:p>
      <text:p text:style-name="P23"><text:span text:style-name="T14">29:</text:span> <text:s text:c="5"/><text:span text:style-name="T20">Result:</text:span> True</text:p>
      <text:p text:style-name="P23"><text:span text:style-name="T14">30:</text:span> <text:s text:c="5"/></text:p>
      <text:p text:style-name="P23"><text:span text:style-name="T14">31:</text:span> <text:s text:c="5"/><text:span text:style-name="T34">Side Effects:</text:span></text:p>
      <text:p text:style-name="P23"><text:span text:style-name="T14">32:</text:span> <text:s text:c="5"/>Primes {2,3,5,7,11,13,17,19,23,29,31,37,41,43,47} </text:p>
      <text:p text:style-name="P23"><text:span text:style-name="T14">33:</text:span> <text:s text:c="5"/>The number of primes in the list = 15 </text:p>
      <text:p text:style-name="P23"><text:span text:style-name="T14">34:</text:span> <text:s text:c="5"/>The first number in the list = 2</text:p>
      <text:p text:style-name="P36"><text:span text:style-name="T14">35:</text:span>. <text:s text:c="2"/><text:span text:style-name="T20">%/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4"><text:s/>1:</text:span><text:span text:style-name="T29">%mathpiper</text:span></text:p>
      <text:p text:style-name="P24"><text:s/>2:</text:p>
      <text:p text:style-name="P23"><text:span text:style-name="T14"><text:s/>3:</text:span><text:span text:style-name="T26">//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9">%/mathpiper</text:span></text:p>
      <text:p text:style-name="P24">11:</text:p>
      <text:p text:style-name="P23"><text:span text:style-name="T14">12:</text:span> <text:s text:c="3"/><text:span text:style-name="T20">%output,preserve="false"</text:span></text:p>
      <text:p text:style-name="P23"><text:span text:style-name="T14">13:</text:span> <text:s text:c="5"/><text:span text:style-name="T20">Result:</text:span> True</text:p>
      <text:p text:style-name="P23"><text:span text:style-name="T14">14:</text:span> <text:s text:c="5"/></text:p>
      <text:p text:style-name="P23"><text:span text:style-name="T14">15:</text:span> <text:s text:c="5"/><text:span text:style-name="T34">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3"><text:span text:style-name="T12">26:</text:span><text:span text:style-name="T10"> <text:s text:c="3"/></text:span><text:span text:style-name="T20">%/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This program calculates the sum of the numbers</text:span></text:p>
      <text:p text:style-name="P23"><text:span text:style-name="T14"><text:s/>5:</text:span><text:span text:style-name="T26"> <text:s/>in a list.</text:span></text:p>
      <text:p text:style-name="P23"><text:span text:style-name="T14"><text:s/>6:</text:span><text:span text:style-name="T26">*/</text:span></text:p>
      <text:p text:style-name="P24"><text:s/>7:</text:p>
      <text:p text:style-name="P23"><text:span text:style-name="T14"><text:s/>8:</text:span><text:span text:style-name="T26">//This variable is used to accumulate the sum.</text:span></text:p>
      <text:p text:style-name="P23"><text:span text:style-name="T14"><text:s/>9:</text:span>sum <text:span text:style-name="T5">:=</text:span> <text:span text:style-name="T8">0</text:span>;</text:p>
      <text:p text:style-name="P24">10:</text:p>
      <text:p text:style-name="P23"><text:span text:style-name="T14">11:</text:span><text:span text:style-name="T15">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3"><text:span text:style-name="T14">12:</text:span>[</text:p>
      <text:p text:style-name="P23"><text:span text:style-name="T14">13:</text:span> <text:s text:c="3"/><text:span text:style-name="T26">/*</text:span></text:p>
      <text:p text:style-name="P23"><text:span text:style-name="T14">14:</text:span><text:span text:style-name="T26"> <text:s text:c="5"/>Add the contents of x to the contents of sum</text:span></text:p>
      <text:p text:style-name="P23"><text:soft-page-break/><text:span text:style-name="T14">15:</text:span><text:span text:style-name="T26"> <text:s text:c="5"/>and place the result back into sum.</text:span></text:p>
      <text:p text:style-name="P23"><text:span text:style-name="T14">16:</text:span><text:span text:style-name="T26"> <text:s text:c="3"/>*/</text:span></text:p>
      <text:p text:style-name="P23"><text:span text:style-name="T14">17:</text:span> <text:s text:c="3"/>sum <text:span text:style-name="T5">:=</text:span> sum <text:span text:style-name="T5">+</text:span> x;</text:p>
      <text:p text:style-name="P23"><text:span text:style-name="T14">18:</text:span> <text:s text:c="3"/></text:p>
      <text:p text:style-name="P23"><text:span text:style-name="T14">19:</text:span> <text:s text:c="3"/><text:span text:style-name="T26">//Print the sum as it is being accumulated.</text:span></text:p>
      <text:p text:style-name="P23"><text:span text:style-name="T14">20:</text:span> <text:s text:c="3"/><text:span text:style-name="T39">Write</text:span><text:span text:style-name="T5">(</text:span>sum,,<text:span text:style-name="T5">)</text:span>;</text:p>
      <text:p text:style-name="P23"><text:span text:style-name="T14">21:</text:span>];</text:p>
      <text:p text:style-name="P24">22:</text:p>
      <text:p text:style-name="P23"><text:span text:style-name="T14">23:</text:span><text:span text:style-name="T15">NewLine</text:span><text:span text:style-name="T5">()</text:span>; <text:span text:style-name="T15">NewLine</text:span><text:span text:style-name="T5">()</text:span>;</text:p>
      <text:p text:style-name="P24">24:</text:p>
      <text:p text:style-name="P23"><text:span text:style-name="T14">25:</text:span><text:span text:style-name="T15">Echo</text:span><text:span text:style-name="T5">(</text:span><text:span text:style-name="T17">"The sum of the numbers in the list = "</text:span>, sum<text:span text:style-name="T5">)</text:span>;</text:p>
      <text:p text:style-name="P24">26:</text:p>
      <text:p text:style-name="P23"><text:span text:style-name="T14">27:</text:span><text:span text:style-name="T29">%/mathpiper</text:span></text:p>
      <text:p text:style-name="P24">28:</text:p>
      <text:p text:style-name="P23"><text:span text:style-name="T14">29:</text:span> <text:s text:c="3"/><text:span text:style-name="T20">%output,preserve="false"</text:span></text:p>
      <text:p text:style-name="P23"><text:span text:style-name="T14">30:</text:span> <text:s text:c="5"/><text:span text:style-name="T20">Result:</text:span> True</text:p>
      <text:p text:style-name="P23"><text:span text:style-name="T14">31:</text:span> <text:s text:c="5"/></text:p>
      <text:p text:style-name="P23"><text:span text:style-name="T14">32:</text:span> <text:s text:c="5"/><text:span text:style-name="T34">Side Effects:</text:span></text:p>
      <text:p text:style-name="P23"><text:span text:style-name="T14">33:</text:span> <text:s text:c="5"/>1,3,6,10,15,21,28,36,45,55,</text:p>
      <text:p text:style-name="P23"><text:span text:style-name="T14">34:</text:span> <text:s text:c="5"/></text:p>
      <text:p text:style-name="P23"><text:span text:style-name="T14">35:</text:span> <text:s text:c="5"/>The sum of the numbers in the list = 55</text:p>
      <text:p text:style-name="P34"><text:span text:style-name="T14">36:</text:span>. <text:s text:c="2"/><text:span text:style-name="T20">%/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500</text:p>
      <text:p text:style-name="P20"><text:soft-page-break/>Result&gt; {1,2,3,4,5,6,7,8,9,10,11,12,13,14,15,16,17,18,19,20,</text:p>
      <text:p text:style-name="P63">21,22,23,24,25,26,27,28,29,30,31,32,33,34,35,36,37,</text:p>
      <text:p text:style-name="P63">38,39,40,41,42,43,44,45,46,47,48,49,50,51,52,53,54,</text:p>
      <text:p text:style-name="P63">55,56,57,58,59,60,61,62,63,64,65,66,67,68,69,70,71,</text:p>
      <text:p text:style-name="P63">72,73,74,75,76,77,78,79,80,81,82,83,84,85,86,87,88,</text:p>
      <text:p text:style-name="P63">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6">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This program prints the prime integers between 1 and 100 using</text:span></text:p>
      <text:p text:style-name="P23"><text:span text:style-name="T14"><text:s/>5:</text:span><text:span text:style-name="T26"> <text:s/>a ForEach() function instead of a While() function. <text:s/>Notice that</text:span></text:p>
      <text:p text:style-name="P23"><text:span text:style-name="T14"><text:s/>6:</text:span><text:span text:style-name="T26"> <text:s/>the ForEach() version requires less typing than the While()</text:span></text:p>
      <text:p text:style-name="P23"><text:span text:style-name="T14"><text:s/>7:</text:span><text:span text:style-name="T26"> <text:s/>version.</text:span></text:p>
      <text:p text:style-name="P23"><text:span text:style-name="T14"><text:s/>8:</text:span><text:span text:style-name="T26">*/</text:span></text:p>
      <text:p text:style-name="P24"><text:s/>9:</text:p>
      <text:p text:style-name="P23"><text:span text:style-name="T14">10:</text:span><text:span text:style-name="T15">ForEach</text:span><text:span text:style-name="T5">(</text:span>x, <text:span text:style-name="T8">1</text:span> .. <text:span text:style-name="T8">100</text:span><text:span text:style-name="T5">)</text:span></text:p>
      <text:p text:style-name="P23"><text:span text:style-name="T14">11:</text:span>[</text:p>
      <text:p text:style-name="P23"><text:span text:style-name="T14">12:</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3:</text:span>];</text:p>
      <text:p text:style-name="P24">14:</text:p>
      <text:p text:style-name="P23"><text:span text:style-name="T14">15:</text:span><text:span text:style-name="T29">%/mathpiper</text:span></text:p>
      <text:p text:style-name="P24">16:</text:p>
      <text:p text:style-name="P23"><text:span text:style-name="T14">17:</text:span> <text:s text:c="3"/><text:span text:style-name="T20">%output,preserve="false"</text:span></text:p>
      <text:p text:style-name="P23"><text:span text:style-name="T14">18:</text:span> <text:s text:c="5"/><text:span text:style-name="T20">Result:</text:span> True</text:p>
      <text:p text:style-name="P23"><text:span text:style-name="T14">19:</text:span> <text:s text:c="5"/></text:p>
      <text:p text:style-name="P23"><text:soft-page-break/><text:span text:style-name="T14">20:</text:span> <text:s text:c="5"/><text:span text:style-name="T34">Side Effects:</text:span></text:p>
      <text:p text:style-name="P23"><text:span text:style-name="T14">21:</text:span> <text:s text:c="5"/>2,3,5,7,11,13,17,19,23,29,31,37,41,43,47,53,59,61,67,71,</text:p>
      <text:p text:style-name="P23"><text:span text:style-name="T14">22:</text:span> <text:s text:c="5"/>73,79,83,89,97,</text:p>
      <text:p text:style-name="P34"><text:span text:style-name="T14">23:</text:span>. <text:s text:c="2"/><text:span text:style-name="T20">%/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Place the prime numbers between 1 and 50 into </text:span></text:p>
      <text:p text:style-name="P23"><text:span text:style-name="T14"><text:s/>5:</text:span><text:span text:style-name="T26"> <text:s/>a list using a ForEach() function.</text:span></text:p>
      <text:p text:style-name="P23"><text:span text:style-name="T14"><text:s/>6:</text:span><text:span text:style-name="T26">*/</text:span></text:p>
      <text:p text:style-name="P24"><text:s/>7:</text:p>
      <text:p text:style-name="P23"><text:span text:style-name="T14"><text:s/>8:</text:span><text:span text:style-name="T26">//Create a new list.</text:span></text:p>
      <text:p text:style-name="P23"><text:span text:style-name="T14"><text:s/>9:</text:span>primes <text:span text:style-name="T5">:=</text:span> <text:span text:style-name="T5">{}</text:span>;</text:p>
      <text:p text:style-name="P24">10:</text:p>
      <text:p text:style-name="P23"><text:span text:style-name="T14">11:</text:span><text:span text:style-name="T15">ForEach</text:span><text:span text:style-name="T5">(</text:span>number, <text:span text:style-name="T8">1</text:span> .. <text:span text:style-name="T8">50</text:span><text:span text:style-name="T5">)</text:span></text:p>
      <text:p text:style-name="P23"><text:span text:style-name="T14">12:</text:span>[</text:p>
      <text:p text:style-name="P23"><text:span text:style-name="T14">13:</text:span> <text:s text:c="3"/><text:span text:style-name="T26">/*</text:span></text:p>
      <text:p text:style-name="P23"><text:span text:style-name="T14">14:</text:span><text:span text:style-name="T26"> <text:s text:c="5"/>If number is prime, append it to the end of the list and </text:span></text:p>
      <text:p text:style-name="P23"><text:span text:style-name="T14">15:</text:span><text:span text:style-name="T26"> <text:s text:c="5"/>then assign the new list that is created to the variable </text:span></text:p>
      <text:p text:style-name="P23"><text:span text:style-name="T14">16:</text:span><text:span text:style-name="T26"> <text:s text:c="5"/>'primes'.</text:span></text:p>
      <text:p text:style-name="P23"><text:span text:style-name="T14">17:</text:span><text:span text:style-name="T26"> <text:s text:c="3"/>*/</text:span></text:p>
      <text:p text:style-name="P23"><text:span text:style-name="T14">18:</text:span> <text:s text:c="3"/><text:span text:style-name="T39">If</text:span><text:span text:style-name="T5">(</text:span><text:span text:style-name="T15">IsPrime</text:span><text:span text:style-name="T5">(</text:span>number<text:span text:style-name="T5">)</text:span>, primes <text:span text:style-name="T5">:=</text:span> <text:span text:style-name="T15">Append</text:span><text:span text:style-name="T5">(</text:span>primes, number <text:span text:style-name="T5">)</text:span> <text:span text:style-name="T5">)</text:span>;</text:p>
      <text:p text:style-name="P23"><text:span text:style-name="T14">19:</text:span>];</text:p>
      <text:p text:style-name="P24">20:</text:p>
      <text:p text:style-name="P23"><text:span text:style-name="T14">21:</text:span><text:span text:style-name="T26">//Print information about the primes that were found.</text:span></text:p>
      <text:p text:style-name="P23"><text:span text:style-name="T14">22:</text:span><text:span text:style-name="T15">Echo</text:span><text:span text:style-name="T5">(</text:span><text:span text:style-name="T17">"Primes "</text:span>, primes<text:span text:style-name="T5">)</text:span>;</text:p>
      <text:p text:style-name="P23"><text:span text:style-name="T14">23:</text:span><text:span text:style-name="T15">Echo</text:span><text:span text:style-name="T5">(</text:span><text:span text:style-name="T17">"The number of primes in the list = "</text:span>, <text:span text:style-name="T39">Length</text:span><text:span text:style-name="T5">(</text:span>primes<text:span text:style-name="T5">)</text:span> <text:span text:style-name="T5">)</text:span>;</text:p>
      <text:p text:style-name="P23"><text:span text:style-name="T14">24:</text:span><text:span text:style-name="T15">Echo</text:span><text:span text:style-name="T5">(</text:span><text:span text:style-name="T17">"The first number in the list = "</text:span>, primes[<text:span text:style-name="T8">1</text:span>] <text:span text:style-name="T5">)</text:span>;</text:p>
      <text:p text:style-name="P24">25:</text:p>
      <text:p text:style-name="P23"><text:span text:style-name="T14">26:</text:span><text:span text:style-name="T29">%/mathpiper</text:span></text:p>
      <text:p text:style-name="P24">27:</text:p>
      <text:p text:style-name="P23"><text:span text:style-name="T14">28:</text:span> <text:s text:c="3"/><text:span text:style-name="T20">%output,preserve="false"</text:span></text:p>
      <text:p text:style-name="P23"><text:span text:style-name="T14">29:</text:span> <text:s text:c="5"/><text:span text:style-name="T20">Result:</text:span> True</text:p>
      <text:p text:style-name="P23"><text:span text:style-name="T14">30:</text:span> <text:s text:c="5"/></text:p>
      <text:p text:style-name="P23"><text:span text:style-name="T14">31:</text:span> <text:s text:c="5"/><text:span text:style-name="T34">Side Effects:</text:span></text:p>
      <text:p text:style-name="P23"><text:span text:style-name="T14">32:</text:span> <text:s text:c="5"/>Primes {2,3,5,7,11,13,17,19,23,29,31,37,41,43,47} </text:p>
      <text:p text:style-name="P23"><text:span text:style-name="T14">33:</text:span> <text:s text:c="5"/>The number of primes in the list = 15 </text:p>
      <text:p text:style-name="P23"><text:span text:style-name="T14">34:</text:span> <text:s text:c="5"/>The first number in the list = 2</text:p>
      <text:p text:style-name="P34"><text:span text:style-name="T14">35:</text:span>. <text:s text:c="2"/><text:span text:style-name="T20">%/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reformatted_20_Text"><text:soft-page-break/><text:span text:style-name="T20">Result&gt; 0</text:span></text:p>
      <text:h text:style-name="Heading_20_3" text:outline-level="3">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reformatted_20_Text"><text:span text:style-name="T20">Result&gt; {a,b,c,d}</text:span></text:p>
      <text:h text:style-name="Heading_20_3" text:outline-level="3">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reformatted_20_Text"><text:span text:style-name="T20">Result&gt; {a,b,c,1,2,3,x,y,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reformatted_20_Text"><text:span text:style-name="T20">Result&gt; {a,b,c,xxx,e,f,g}</text:span></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reformatted_20_Text"><text:span text:style-name="T20">Result&gt; {c,d,e}</text:span></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reformatted_20_Text"><text:span text:style-name="T20">Result&gt; {42,42,42,42,42,42,42,42}</text:span></text:p>
      <text:h text:style-name="Heading_20_3" text:outline-level="3">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reformatted_20_Text"><text:span text:style-name="T20">Result&gt; {a,b,c}</text:span></text:p>
      <text:h text:style-name="Heading_20_3" text:outline-level="3">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reformatted_20_Text"><text:span text:style-name="T20">Result&gt; {h,g,f,e,d,c,b,a}</text:span></text:p>
      <text:h text:style-name="Heading_20_3" text:outline-level="3">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3">Remember that <text:span text:style-name="T6">%</text:span> is the remainder operator. <text:s/>It divides two integers and returns their remainder.</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Max(list)</text:p>
          </table:table-cell>
        </table:table-row>
      </table:table>
      <text:p text:style-name="Preformatted_20_Text"/>
      <text:p text:style-name="P42"><text:soft-page-break/>If two values are passed to Max(), it determines which one is larger:</text:p>
      <text:p text:style-name="Preformatted_20_Text"/>
      <text:p text:style-name="Preformatted_20_Text">In&gt; Max(10, 20)</text:p>
      <text:p text:style-name="P20">Result&gt; 20</text:p>
      <text:p text:style-name="Preformatted_20_Text"/>
      <text:p text:style-name="P42">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2">If two values are passed to Min(), it determines which one is smaller:</text:p>
      <text:p text:style-name="Preformatted_20_Text"/>
      <text:p text:style-name="Preformatted_20_Text">In&gt; Min(10, 20)</text:p>
      <text:p text:style-name="P20">Result&gt; 10</text:p>
      <text:p text:style-name="Preformatted_20_Text"/>
      <text:p text:style-name="P42">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oft-page-break/><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2">If two integers are passed to Gcd(), it calculates their greatest common divisor:</text:p>
      <text:p text:style-name="P29"/>
      <text:p text:style-name="P29">In&gt; Gcd(21, 56)</text:p>
      <text:p text:style-name="P21">Result&gt; 7</text:p>
      <text:p text:style-name="P29"/>
      <text:p text:style-name="P42">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2">If two integers are passed to Lcm(), it calculates their least common multiple:</text:p>
      <text:p text:style-name="P29"/>
      <text:p text:style-name="P25">In&gt; Lcm(14, 8)</text:p>
      <text:p text:style-name="P21">Result&gt; 56</text:p>
      <text:p text:style-name="P29"/>
      <text:p text:style-name="P42"><text:soft-page-break/>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1" text:outline-level="1">Models</text:h>
      <text:p text:style-name="P43">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3">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3">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3">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3">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3">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3">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3">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3">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3">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3">Now that we have discussed what a model is you may find it interesting to know that the reason one of the first modern programmable digital computer was invented was to model the paths of artillery projectiles. <text:s/>The computer was invented in the 1940s by John Mauchly and J. Presper Eckert and it was called ENIAC.</text:p>
      <text:p text:style-name="P43"/>
      <text:p text:style-name="P43">"I can see how paper can be used to model things," said Pat "but how can a computer be used to model things?"</text:p>
      <text:p text:style-name="P43"/>
      <text:p text:style-name="P43">"Do you remember earlier when I had you think of any idea and then I came up with a number that could be placed into a memory location to represent it?" I said.</text:p>
      <text:p text:style-name="P43"/>
      <text:p text:style-name="P43">"I remember," said Pat "I thought of the idea of a boat and the idea of a cat."</text:p>
      <text:p text:style-name="P43"/>
      <text:p text:style-name="P43">"The numbers that I came up with to represent the boat and the cat were really just patterns of bits in memory," I said <text:s/>"and these bit patterns were very simple models of each of these objects. <text:s/>Any attributes of any object can be represented <text:soft-page-break/>by bit patterns . <text:s/>If the bit patterns are contained within a computer's memory, then the computer contains a model of the object."</text:p>
      <text:p text:style-name="P43"/>
      <text:p text:style-name="P43">Pat's mouth dropped open with surprise.</text:p>
      <text:p text:style-name="P43"/>
      <text:p text:style-name="P43">"Does this mean that instead of using paper to model the garage floor and the items, we could have used bit patterns to model them and then placed these bit patterns into a computer?" asked Pat.</text:p>
      <text:p text:style-name="P43"/>
      <text:p text:style-name="P43">"This is exactly what it means!" I replied. <text:s/>"The length and width values of the items could have been used to model them and the length and width values of the garage floor could have been used to model the garage'."</text:p>
      <text:p text:style-name="P43"/>
      <text:p text:style-name="P43">"But how can one keep track of all of these modeled values in a program?" asked Pat. <text:s/>"It seems that it would be very easy to become confused about which values belonged to which part of each model."</text:p>
      <text:p text:style-name="P43"/>
      <text:p text:style-name="P43">"It would be confusing if the programmer needed to keep track of every address where a value was stored" I replied "and this is why variables were invented."</text:p>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6">user defined function names to begin with a lower case letter to distinguish them from the functions that come with MathPiper.</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oft-page-break/><text:span text:style-name="T14"><text:s/>1:</text:span><text:span text:style-name="T29">%mathpiper</text:span></text:p>
      <text:p text:style-name="P24"><text:s/>2:</text:p>
      <text:p text:style-name="P23"><text:span text:style-name="T14"><text:s/>3:</text:span><text:span text:style-name="T28">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34"><text:span text:style-name="T14">21:</text:span><text:span text:style-name="T36"> <text:s text:c="3"/></text:span><text:span text:style-name="T24">%/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9">%mathpiper</text:span></text:p>
      <text:p text:style-name="P24"><text:s/>2:</text:p>
      <text:p text:style-name="P23"><text:span text:style-name="T14"><text:s/>3:</text:span><text:span text:style-name="T15">Echo</text:span><text:span text:style-name="T5">(</text:span>x, <text:span text:style-name="T17">","</text:span>, resultList<text:span text:style-name="T5">)</text:span>;</text:p>
      <text:p text:style-name="P24"><text:s/>4:</text:p>
      <text:p text:style-name="P23"><text:soft-page-break/><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2 ,{2,4,6,8,10}</text:p>
      <text:p text:style-name="P34"><text:span text:style-name="T14">12:</text:span> <text:s text:c="3"/><text:span text:style-name="T20">%/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his version of evenIntegers() uses Local() to make</text:span></text:p>
      <text:p text:style-name="P23"><text:span text:style-name="T14"><text:s/>5:</text:span><text:span text:style-name="T26"> x and resultList local variables</text:span></text:p>
      <text:p text:style-name="P23"><text:span text:style-name="T14"><text:s/>6:</text:span><text:span text:style-name="T26">*/</text:span></text:p>
      <text:p text:style-name="P24"><text:s/>7:</text:p>
      <text:p text:style-name="P23"><text:span text:style-name="T14"><text:s/>8:</text:span><text:span text:style-name="T28">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oft-page-break/><text:span text:style-name="T14">18:</text:span> <text:s text:c="7"/>x <text:span text:style-name="T5">:=</text:span> x <text:span text:style-name="T5">+</text:span> <text:span text:style-name="T8">2</text:span>;</text:p>
      <text:p text:style-name="P23"><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9">%/mathpiper</text:span></text:p>
      <text:p text:style-name="P24">25:</text:p>
      <text:p text:style-name="P23"><text:span text:style-name="T14">26:</text:span> <text:s text:c="3"/><text:span text:style-name="T20">%output,preserve="false"</text:span></text:p>
      <text:p text:style-name="P23"><text:span text:style-name="T14">27:</text:span> <text:s text:c="5"/><text:span text:style-name="T20">Result:</text:span> True</text:p>
      <text:p text:style-name="P34"><text:span text:style-name="T14">28:</text:span> <text:s text:c="3"/><text:span text:style-name="T20">%/output</text:span></text:p>
      <text:p text:style-name="P43">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0"/>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g - <text:date style:data-style-name="N37" text:date-value="2009-06-16T04:10:21.99">06/16/09</text:date><text:tab/>MathRider For Newbies<text:tab/><text:page-number text:select-page="current">1</text:page-number>/<text:page-count>11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16T04:10:22</dc:date>
    <meta:editing-cycles>333</meta:editing-cycles>
    <meta:editing-duration>PT212H12M36S</meta:editing-duration>
    <meta:document-statistic meta:table-count="37" meta:image-count="0" meta:object-count="16" meta:page-count="115" meta:paragraph-count="2639" meta:word-count="25755" meta:character-count="15280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